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1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231f20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1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8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3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17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1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86cm" svg:stroke-color="#231f20" draw:stroke-linejoin="miter" svg:stroke-linecap="butt" draw:fill="none" fo:padding-top="0.043cm" fo:padding-bottom="0.043cm" fo:padding-left="0.043cm" fo:padding-right="0.043cm"/>
    </style:style>
    <style:style style:name="gr1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solid" draw:fill-color="#000000"/>
    </style:style>
    <style:style style:name="gr22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52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13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1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3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0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0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2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2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56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7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231f2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style:paragraph-properties fo:text-align="start" style:writing-mode="lr-tb"/>
      <style:text-properties style:text-position="0% 100%"/>
    </style:style>
    <style:style style:name="P12" style:family="paragraph">
      <loext:graphic-properties draw:fill="none"/>
      <style:paragraph-properties fo:text-align="start" style:writing-mode="lr-tb"/>
      <style:text-properties style:text-position="0% 100%"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231f20" loext:opacity="100%" style:font-name="ProximaNova1" fo:font-size="10pt" fo:font-weight="bold" style:font-size-asian="10pt" style:font-weight-asian="bold" style:font-name-complex="ProximaNova1" style:font-size-complex="10pt" style:font-weight-complex="bold"/>
    </style:style>
    <style:style style:name="T4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5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8" style:family="text">
      <style:text-properties fo:color="#231f20" loext:opacity="100%" style:font-name="STIX1" fo:font-size="6pt" fo:font-weight="normal" style:font-size-asian="6pt" style:font-weight-asian="normal" style:font-name-complex="STIX1" style:font-size-complex="6pt" style:font-weight-complex="normal"/>
    </style:style>
    <style:style style:name="T9" style:family="text">
      <style:text-properties fo:color="#231f20" loext:opacity="100%" style:text-position="33% 58%" style:font-name="STIX1" fo:font-size="6pt" fo:font-weight="normal" style:font-size-asian="6pt" style:font-weight-asian="normal" style:font-name-complex="STIX1" style:font-size-complex="6pt" style:font-weight-complex="normal"/>
    </style:style>
    <style:style style:name="T10" style:family="text">
      <style:text-properties fo:color="#231f20" loext:opacity="100%" style:text-position="0% 100%" style:font-name="STIX1" fo:font-size="6pt" fo:font-weight="normal" style:font-size-asian="6pt" style:font-weight-asian="normal" style:font-name-complex="STIX1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24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08cm" svg:height="0.48cm" svg:x="2.087cm" svg:y="2.435cm">
          <draw:text-box>
            <text:p text:style-name="P1"><text:span text:style-name="T1">C. </text:span></text:p>
          </draw:text-box>
        </draw:frame>
        <draw:frame draw:style-name="gr5" draw:text-style-name="P2" draw:layer="layout" svg:width="14.175cm" svg:height="0.48cm" svg:x="2.722cm" svg:y="2.435cm">
          <draw:text-box>
            <text:p text:style-name="P1"><text:span text:style-name="T1">Analyze the chords in the following excerpts. Comment on the voice leading involving </text:span></text:p>
          </draw:text-box>
        </draw:frame>
        <draw:path draw:style-name="gr6" draw:text-style-name="P3" draw:layer="layout" svg:width="0.86cm" svg:height="0.897cm" svg:x="2.512cm" svg:y="3.767cm" svg:viewBox="0 0 861 898" svg:d="M791 284l-437-84v-109l439 94zM650 756c-65 21-106 51-106 51 0 0 22-49 102-72 80-24 127-9 127-9 0 0-55 7-123 30zM157 674c-65 21-106 51-106 51 0 0 22-49 102-72 81-24 128-10 128-10 0 0-56 8-124 31zM296 0l-2 78h1l-17 519c0 0-394 76-244 189 92 70 214-3 293-46 41-23 26-65 26-96 1-40 0-79 1-118 2-78 0-157 0-236 1-17 0-36 0-53l436 93-10 351c0 0-394 76-243 189 55 42 132 30 195 7 67-25 132-60 128-122-3-47-1-94-2-141-2-112 1-224-1-336 0-27 0-53 0-79l4-75z">
          <text:p/>
        </draw:path>
        <draw:path draw:style-name="gr7" draw:text-style-name="P4" draw:layer="layout" svg:width="0.261cm" svg:height="0.094cm" svg:x="3.05cm" svg:y="4.488cm" svg:viewBox="0 0 262 95" svg:d="M262 3c0 0-168 19-262 92 0 0 39-115 262-92z">
          <text:p/>
        </draw:path>
        <draw:path draw:style-name="gr8" draw:text-style-name="P5" draw:layer="layout" svg:width="0.261cm" svg:height="0.094cm" svg:x="3.05cm" svg:y="4.488cm" svg:viewBox="0 0 262 95" svg:d="M262 3c0 0-168 19-262 92 0 0 39-115 262-92z">
          <text:p/>
        </draw:path>
        <draw:path draw:style-name="gr7" draw:text-style-name="P4" draw:layer="layout" svg:width="0.262cm" svg:height="0.094cm" svg:x="2.555cm" svg:y="4.403cm" svg:viewBox="0 0 263 95" svg:d="M263 3c0 0-168 20-263 92 0 0 40-114 263-92z">
          <text:p/>
        </draw:path>
        <draw:path draw:style-name="gr8" draw:text-style-name="P5" draw:layer="layout" svg:width="0.262cm" svg:height="0.094cm" svg:x="2.555cm" svg:y="4.403cm" svg:viewBox="0 0 263 95" svg:d="M263 3c0 0-168 20-263 92 0 0 40-114 263-92z">
          <text:p/>
        </draw:path>
        <draw:frame draw:style-name="gr9" draw:text-style-name="P2" draw:layer="layout" svg:width="7.131cm" svg:height="0.48cm" svg:x="2.722cm" svg:y="2.858cm">
          <draw:text-box>
            <text:p text:style-name="P1"><text:span text:style-name="T1">any of the chords discussed in this chapter.</text:span></text:p>
          </draw:text-box>
        </draw:frame>
        <draw:frame draw:style-name="gr10" draw:text-style-name="P2" draw:layer="layout" svg:width="0.582cm" svg:height="0.48cm" svg:x="3.798cm" svg:y="3.987cm">
          <draw:text-box>
            <text:p text:style-name="P1"><text:span text:style-name="T3"><text:s text:c="2"/></text:span><text:span text:style-name="T3">1. </text:span></text:p>
          </draw:text-box>
        </draw:frame>
        <draw:frame draw:style-name="gr2" draw:text-style-name="P2" draw:layer="layout" svg:width="0.352cm" svg:height="0.48cm" svg:x="4.562cm" svg:y="3.987cm">
          <draw:text-box>
            <text:p text:style-name="P1"><text:span text:style-name="T3"><text:s/></text:span></text:p>
          </draw:text-box>
        </draw:frame>
        <draw:path draw:style-name="gr6" draw:text-style-name="P3" draw:layer="layout" svg:width="0.955cm" svg:height="0.269cm" svg:x="11.81cm" svg:y="5.458cm" svg:viewBox="0 0 956 270" svg:d="M0 174c136-131 319-187 496-171l-5 49c-176-18-339 18-481 132zM956 262c-112-154-283-243-460-259l-5 49c177 16 332 79 453 218z">
          <text:p/>
        </draw:path>
        <draw:line draw:style-name="gr11" draw:text-style-name="P5" draw:layer="layout" svg:x1="3.936cm" svg:y1="6.615cm" svg:x2="4.335cm" svg:y2="6.615cm">
          <text:p/>
        </draw:line>
        <draw:line draw:style-name="gr12" draw:text-style-name="P5" draw:layer="layout" svg:x1="5.258cm" svg:y1="8.777cm" svg:x2="5.258cm" svg:y2="5.721cm">
          <text:p/>
        </draw:line>
        <draw:path draw:style-name="gr11" draw:text-style-name="P5" draw:layer="layout" svg:width="0.398cm" svg:height="0.176cm" svg:x="5.549cm" svg:y="7.707cm" svg:viewBox="0 0 399 177" svg:d="M0 177h399M0 0h399">
          <text:p/>
        </draw:path>
        <draw:line draw:style-name="gr11" draw:text-style-name="P5" draw:layer="layout" svg:x1="5.549cm" svg:y1="6.615cm" svg:x2="5.947cm" svg:y2="6.615cm">
          <text:p/>
        </draw:line>
        <draw:line draw:style-name="gr13" draw:text-style-name="P6" draw:layer="layout" svg:x1="5.852cm" svg:y1="6.058cm" svg:x2="5.852cm" svg:y2="5.467cm">
          <text:p/>
        </draw:line>
        <draw:path draw:style-name="gr11" draw:text-style-name="P5" draw:layer="layout" svg:width="0.399cm" svg:height="0.176cm" svg:x="6.769cm" svg:y="7.707cm" svg:viewBox="0 0 400 177" svg:d="M0 177h400M0 0h400">
          <text:p/>
        </draw:path>
        <draw:polygon draw:style-name="gr6" draw:text-style-name="P3" draw:layer="layout" svg:width="0.873cm" svg:height="0.13cm" svg:x="8.3cm" svg:y="7.259cm" svg:viewBox="0 0 874 131" draw:points="0,131 874,87 874,0 0,44">
          <text:p/>
        </draw:polygon>
        <draw:line draw:style-name="gr11" draw:text-style-name="P5" draw:layer="layout" svg:x1="7.99cm" svg:y1="7.883cm" svg:x2="8.389cm" svg:y2="7.883cm">
          <text:p/>
        </draw:line>
        <draw:path draw:style-name="gr11" draw:text-style-name="P5" draw:layer="layout" svg:width="0.399cm" svg:height="0.176cm" svg:x="8.863cm" svg:y="7.707cm" svg:viewBox="0 0 400 177" svg:d="M0 177h400M0 0h400">
          <text:p/>
        </draw:path>
        <draw:path draw:style-name="gr11" draw:text-style-name="P5" draw:layer="layout" svg:width="0.399cm" svg:height="0.176cm" svg:x="9.736cm" svg:y="7.707cm" svg:viewBox="0 0 400 177" svg:d="M0 177h400M0 0h400">
          <text:p/>
        </draw:path>
        <draw:line draw:style-name="gr12" draw:text-style-name="P5" draw:layer="layout" svg:x1="11.057cm" svg:y1="8.777cm" svg:x2="11.057cm" svg:y2="5.721cm">
          <text:p/>
        </draw:line>
        <draw:path draw:style-name="gr11" draw:text-style-name="P5" draw:layer="layout" svg:width="0.399cm" svg:height="0.353cm" svg:x="11.389cm" svg:y="7.53cm" svg:viewBox="0 0 400 354" svg:d="M0 354h400M0 178h400M0 0h400">
          <text:p/>
        </draw:path>
        <draw:path draw:style-name="gr11" draw:text-style-name="P5" draw:layer="layout" svg:width="0.398cm" svg:height="0.176cm" svg:x="12.61cm" svg:y="7.707cm" svg:viewBox="0 0 399 177" svg:d="M0 177h399M0 0h399">
          <text:p/>
        </draw:path>
        <draw:path draw:style-name="gr11" draw:text-style-name="P5" draw:layer="layout" svg:width="0.399cm" svg:height="0.176cm" svg:x="13.83cm" svg:y="7.707cm" svg:viewBox="0 0 400 177" svg:d="M0 177h400M0 0h400">
          <text:p/>
        </draw:path>
        <draw:path draw:style-name="gr14" draw:text-style-name="P5" draw:layer="layout" svg:width="12.7cm" svg:height="3.032cm" svg:x="2.405cm" svg:y="5.733cm" svg:viewBox="0 0 12701 3033" svg:d="M0 706h12701M0 529h12701M0 353h12701M0 176h12701M0 0h12701M0 3033h12701M0 2857h12701M0 2680h12701M0 2504h12701M0 2328h12701">
          <text:p/>
        </draw:path>
        <draw:line draw:style-name="gr12" draw:text-style-name="P5" draw:layer="layout" svg:x1="2.405cm" svg:y1="8.777cm" svg:x2="2.405cm" svg:y2="5.721cm">
          <text:p/>
        </draw:line>
        <draw:path draw:style-name="gr6" draw:text-style-name="P3" draw:layer="layout" svg:width="0.468cm" svg:height="1.315cm" svg:x="2.517cm" svg:y="5.411cm" svg:viewBox="0 0 469 1316" svg:d="M407 808c-24-46-81-73-132-68l61 259c87-35 108-123 71-191zM325 316c52-113-1-195-11-237-65 42-97 83-123 156-30 81-18 141 6 225l6 22c46-46 90-99 122-166zM54 812c-3 111 87 217 226 201 13-2 25-4 35-7l-1-4-62-258c-18 5-35 16-48 31-42 49-32 124 27 164l-3 15c-68-33-125-123-81-206 22-43 52-67 86-78l-26-94c-75 69-149 130-153 236zM465 791c19 106-30 193-124 228l4 18c24 103 51 236-76 272-95 28-185-29-182-109 2-55 36-94 89-93 56 2 93 30 87 97-6 74-84 64-84 75 0 10 32 21 51 17 143-25 130-99 89-270-20 5-43 8-67 9-47 2-252-39-252-255 0-121 93-191 186-282l-4-13c-31-111-60-173-32-295 12-53 67-139 144-190 71 130 125 205 66 374-27 80-80 136-136 186l31 105c91-17 197 53 210 126z">
          <text:p/>
        </draw:path>
        <draw:path draw:style-name="gr6" draw:text-style-name="P3" draw:layer="layout" svg:width="0.527cm" svg:height="0.611cm" svg:x="2.475cm" svg:y="8.055cm" svg:viewBox="0 0 528 612" svg:d="M486 311c-24 0-43-23-42-47 2-22 20-37 42-37s39 19 39 41c1 22-17 43-39 43zM486 135c-23 0-43-21-42-44 0-22 19-40 42-40s42 18 42 42c0 23-19 42-42 42zM118 121c15-4 51-5 64 30 19 50-7 87-33 97-44 18-107-19-107-71-1-56 20-109 78-152 33-24 139-45 206 7 147 117 85 339-71 466-68 56-146 108-255 114v-21c36-6 57-13 91-28 110-51 178-147 223-253 52-126-6-318-151-280-60 15-89 88-74 105 1 2 10-9 29-14z">
          <text:p/>
        </draw:path>
        <draw:path draw:style-name="gr6" draw:text-style-name="P3" draw:layer="layout" svg:width="0.168cm" svg:height="0.541cm" svg:x="3.104cm" svg:y="5.462cm" svg:viewBox="0 0 169 542" svg:d="M114 202l-60 28v115l60-28zM114 511v-132l-60 30v133h-23v-121l-31 12v-64l31-12v-116l-31 12v-63l31-14v-142h23v132l60-28v-138h22v127l33-13v62l-33 14v117l33-14v62l-33 14v142z">
          <text:p/>
        </draw:path>
        <draw:path draw:style-name="gr6" draw:text-style-name="P3" draw:layer="layout" svg:width="0.168cm" svg:height="0.541cm" svg:x="3.31cm" svg:y="5.726cm" svg:viewBox="0 0 169 542" svg:d="M115 202l-61 28v114l61-28zM115 511v-132l-61 29v134h-23v-122l-31 12v-64l31-12v-116l-31 13v-63l31-14v-141h23v131l61-28v-138h23v128l31-14v62l-31 14v116l31-14v63l-31 13v143z">
          <text:p/>
        </draw:path>
        <draw:path draw:style-name="gr6" draw:text-style-name="P3" draw:layer="layout" svg:width="0.168cm" svg:height="0.541cm" svg:x="3.104cm" svg:y="7.965cm" svg:viewBox="0 0 169 542" svg:d="M114 202l-60 27v115l60-28zM114 510v-132l-60 29v135h-23v-122l-31 13v-65l31-12v-116l-31 12v-62l31-14v-142h23v131l60-27v-138h22v127l33-13v62l-33 14v115l33-13v62l-33 14v142z">
          <text:p/>
        </draw:path>
        <draw:path draw:style-name="gr6" draw:text-style-name="P3" draw:layer="layout" svg:width="0.168cm" svg:height="0.541cm" svg:x="3.31cm" svg:y="8.229cm" svg:viewBox="0 0 169 542" svg:d="M115 203l-61 28v114l61-28zM115 511v-131l-61 29v133h-23v-121l-31 12v-64l31-12v-116l-31 12v-62l31-14v-142h23v132l61-29v-138h23v128l31-14v63l-31 14v116l31-14v62l-31 14v142z">
          <text:p/>
        </draw:path>
        <draw:g>
          <draw:line draw:style-name="gr13" draw:text-style-name="P6" draw:layer="layout" svg:x1="4.025cm" svg:y1="8.86cm" svg:x2="4.025cm" svg:y2="8.269cm">
            <text:p/>
          </draw:line>
          <draw:path draw:style-name="gr6" draw:text-style-name="P3" draw:layer="layout" svg:width="0.224cm" svg:height="0.182cm" svg:x="4.018cm" svg:y="8.144cm" svg:viewBox="0 0 225 183" svg:d="M209 25c32 35 14 94-40 130-53 36-123 37-154 3-31-35-13-94 40-130 55-36 123-37 154-3z">
            <text:p/>
          </draw:path>
        </draw:g>
        <draw:g>
          <draw:line draw:style-name="gr13" draw:text-style-name="P6" draw:layer="layout" svg:x1="4.237cm" svg:y1="8.036cm" svg:x2="4.237cm" svg:y2="7.532cm">
            <text:p/>
          </draw:line>
          <draw:path draw:style-name="gr6" draw:text-style-name="P3" draw:layer="layout" svg:width="0.224cm" svg:height="0.182cm" svg:x="4.018cm" svg:y="7.975cm" svg:viewBox="0 0 225 183" svg:d="M209 26c32 35 14 94-40 130-53 35-123 37-154 2-31-34-13-93 40-129 55-37 123-38 154-3z">
            <text:p/>
          </draw:path>
        </draw:g>
        <draw:g>
          <draw:line draw:style-name="gr13" draw:text-style-name="P6" draw:layer="layout" svg:x1="4.025cm" svg:y1="7.061cm" svg:x2="4.025cm" svg:y2="6.647cm">
            <text:p/>
          </draw:line>
          <draw:path draw:style-name="gr6" draw:text-style-name="P3" draw:layer="layout" svg:width="0.224cm" svg:height="0.182cm" svg:x="4.018cm" svg:y="6.523cm" svg:viewBox="0 0 225 183" svg:d="M209 25c32 35 14 94-40 130-53 36-123 37-154 3-31-35-13-94 40-130 55-36 123-37 154-3z">
            <text:p/>
          </draw:path>
        </draw:g>
        <draw:g>
          <draw:line draw:style-name="gr15" draw:text-style-name="P5" draw:layer="layout" svg:x1="4.236cm" svg:y1="6.319cm" svg:x2="4.236cm" svg:y2="5.728cm">
            <text:p/>
          </draw:line>
          <draw:path draw:style-name="gr6" draw:text-style-name="P3" draw:layer="layout" svg:width="0.224cm" svg:height="0.182cm" svg:x="4.018cm" svg:y="6.258cm" svg:viewBox="0 0 225 183" svg:d="M209 26c32 34 14 92-40 129-53 36-123 38-154 2-31-34-13-92 40-129 55-36 123-37 154-2z">
            <text:p/>
          </draw:path>
        </draw:g>
        <draw:path draw:style-name="gr6" draw:text-style-name="P3" draw:layer="layout" svg:width="0.167cm" svg:height="0.541cm" svg:x="3.771cm" svg:y="7.788cm" svg:viewBox="0 0 168 542" svg:d="M114 203l-61 28v114l61-28zM114 511v-131l-61 29v133h-22v-121l-31 12v-64l31-12v-116l-31 13v-63l31-14v-142h22v132l61-28v-139h22v129l32-14v62l-32 14v116l32-14v63l-32 13v142z">
          <text:p/>
        </draw:path>
        <draw:g>
          <draw:line draw:style-name="gr13" draw:text-style-name="P6" draw:layer="layout" svg:x1="5.637cm" svg:y1="8.771cm" svg:x2="5.637cm" svg:y2="8.179cm">
            <text:p/>
          </draw:line>
          <draw:path draw:style-name="gr6" draw:text-style-name="P3" draw:layer="layout" svg:width="0.224cm" svg:height="0.182cm" svg:x="5.63cm" svg:y="8.056cm" svg:viewBox="0 0 225 183" svg:d="M209 26c32 35 14 93-40 129-52 36-123 38-154 3s-13-93 40-129c55-38 123-38 154-3z">
            <text:p/>
          </draw:path>
        </draw:g>
        <draw:g>
          <draw:line draw:style-name="gr13" draw:text-style-name="P6" draw:layer="layout" svg:x1="5.853cm" svg:y1="7.675cm" svg:x2="5.853cm" svg:y2="7.26cm">
            <text:p/>
          </draw:line>
          <draw:path draw:style-name="gr6" draw:text-style-name="P3" draw:layer="layout" svg:width="0.224cm" svg:height="0.181cm" svg:x="5.63cm" svg:y="7.615cm" svg:viewBox="0 0 225 182" svg:d="M209 25c32 35 14 94-40 130-52 35-123 37-154 3-31-35-13-94 40-130 55-36 123-37 154-3z">
            <text:p/>
          </draw:path>
        </draw:g>
        <draw:g>
          <draw:line draw:style-name="gr15" draw:text-style-name="P5" draw:layer="layout" svg:x1="5.637cm" svg:y1="7.149cm" svg:x2="5.637cm" svg:y2="6.735cm">
            <text:p/>
          </draw:line>
          <draw:path draw:style-name="gr6" draw:text-style-name="P3" draw:layer="layout" svg:width="0.224cm" svg:height="0.182cm" svg:x="5.63cm" svg:y="6.611cm" svg:viewBox="0 0 225 183" svg:d="M209 26c32 34 14 92-40 128-52 37-123 39-154 3-31-35-13-93 40-129 55-37 123-38 154-2z">
            <text:p/>
          </draw:path>
        </draw:g>
        <draw:path draw:style-name="gr6" draw:text-style-name="P3" draw:layer="layout" svg:width="0.224cm" svg:height="0.182cm" svg:x="5.63cm" svg:y="5.994cm" svg:viewBox="0 0 225 183" svg:d="M209 25c32 35 14 94-40 130-52 35-123 37-154 3-31-35-13-94 40-130 55-37 123-37 154-3z">
          <text:p/>
        </draw:path>
        <draw:path draw:style-name="gr6" draw:text-style-name="P3" draw:layer="layout" svg:width="0.168cm" svg:height="0.541cm" svg:x="5.383cm" svg:y="7.876cm" svg:viewBox="0 0 169 542" svg:d="M115 203l-61 27v114l61-27zM115 511v-132l-61 29v134h-23v-122l-31 12v-63l31-13v-115l-31 12v-63l31-13v-142h23v131l61-27v-139h22v128l32-14v63l-32 13v116l32-14v63l-32 14v142z">
          <text:p/>
        </draw:path>
        <draw:g>
          <draw:line draw:style-name="gr13" draw:text-style-name="P6" draw:layer="layout" svg:x1="6.858cm" svg:y1="8.683cm" svg:x2="6.858cm" svg:y2="8.092cm">
            <text:p/>
          </draw:line>
          <draw:path draw:style-name="gr6" draw:text-style-name="P3" draw:layer="layout" svg:width="0.224cm" svg:height="0.182cm" svg:x="6.851cm" svg:y="7.968cm" svg:viewBox="0 0 225 183" svg:d="M209 26c32 35 14 93-41 130-53 35-122 37-153 2-31-34-13-93 40-129 53-37 123-38 154-3z">
            <text:p/>
          </draw:path>
        </draw:g>
        <draw:g>
          <draw:line draw:style-name="gr13" draw:text-style-name="P6" draw:layer="layout" svg:x1="7.074cm" svg:y1="7.675cm" svg:x2="7.074cm" svg:y2="7.26cm">
            <text:p/>
          </draw:line>
          <draw:path draw:style-name="gr6" draw:text-style-name="P3" draw:layer="layout" svg:width="0.224cm" svg:height="0.181cm" svg:x="6.851cm" svg:y="7.615cm" svg:viewBox="0 0 225 182" svg:d="M209 25c32 35 14 94-41 130-53 35-122 37-153 3-31-35-13-94 40-130s123-37 154-3z">
            <text:p/>
          </draw:path>
        </draw:g>
        <draw:g>
          <draw:line draw:style-name="gr13" draw:text-style-name="P6" draw:layer="layout" svg:x1="6.857cm" svg:y1="6.885cm" svg:x2="6.857cm" svg:y2="6.382cm">
            <text:p/>
          </draw:line>
          <draw:path draw:style-name="gr6" draw:text-style-name="P3" draw:layer="layout" svg:width="0.224cm" svg:height="0.182cm" svg:x="6.851cm" svg:y="6.258cm" svg:viewBox="0 0 225 183" svg:d="M209 26c32 34 14 92-41 129-53 36-122 38-153 2-31-34-13-92 40-129 53-36 123-37 154-2z">
            <text:p/>
          </draw:path>
        </draw:g>
        <draw:g>
          <draw:line draw:style-name="gr13" draw:text-style-name="P6" draw:layer="layout" svg:x1="7.073cm" svg:y1="5.969cm" svg:x2="7.073cm" svg:y2="5.467cm">
            <text:p/>
          </draw:line>
          <draw:path draw:style-name="gr6" draw:text-style-name="P3" draw:layer="layout" svg:width="0.224cm" svg:height="0.182cm" svg:x="6.851cm" svg:y="5.906cm" svg:viewBox="0 0 225 183" svg:d="M209 26c32 35 14 92-41 129-53 36-122 38-153 2-31-34-13-92 40-128 53-37 123-38 154-3z">
            <text:p/>
          </draw:path>
        </draw:g>
        <draw:path draw:style-name="gr6" draw:text-style-name="P3" draw:layer="layout" svg:width="0.168cm" svg:height="0.541cm" svg:x="6.563cm" svg:y="7.788cm" svg:viewBox="0 0 169 542" svg:d="M115 203l-60 28v114l60-28zM115 511v-131l-60 29v133h-24v-121l-31 12v-64l31-12v-116l-31 13v-63l31-14v-142h24v132l60-28v-139h22v129l32-14v62l-32 14v116l32-14v63l-32 13v142z">
          <text:p/>
        </draw:path>
        <draw:g>
          <draw:line draw:style-name="gr13" draw:text-style-name="P6" draw:layer="layout" svg:x1="8.079cm" svg:y1="8.595cm" svg:x2="8.079cm" svg:y2="8.004cm">
            <text:p/>
          </draw:line>
          <draw:path draw:style-name="gr6" draw:text-style-name="P3" draw:layer="layout" svg:width="0.224cm" svg:height="0.182cm" svg:x="8.071cm" svg:y="7.88cm" svg:viewBox="0 0 225 183" svg:d="M209 26c32 34 14 92-39 129-53 36-123 38-154 2-32-34-13-92 39-129 55-37 123-38 154-2z">
            <text:p/>
          </draw:path>
        </draw:g>
        <draw:g>
          <draw:line draw:style-name="gr15" draw:text-style-name="P5" draw:layer="layout" svg:x1="8.3cm" svg:y1="7.763cm" svg:x2="8.3cm" svg:y2="7.303cm">
            <text:p/>
          </draw:line>
          <draw:path draw:style-name="gr6" draw:text-style-name="P3" draw:layer="layout" svg:width="0.224cm" svg:height="0.182cm" svg:x="8.082cm" svg:y="7.707cm" svg:viewBox="0 0 225 183" svg:d="M209 26c32 34 14 92-40 129-53 36-123 38-154 2-31-34-13-92 40-129 55-36 123-37 154-2z">
            <text:p/>
          </draw:path>
        </draw:g>
        <draw:g>
          <draw:line draw:style-name="gr13" draw:text-style-name="P6" draw:layer="layout" svg:x1="8.078cm" svg:y1="6.886cm" svg:x2="8.078cm" svg:y2="6.383cm">
            <text:p/>
          </draw:line>
          <draw:path draw:style-name="gr6" draw:text-style-name="P3" draw:layer="layout" svg:width="0.224cm" svg:height="0.182cm" svg:x="8.071cm" svg:y="6.258cm" svg:viewBox="0 0 225 183" svg:d="M209 26c32 34 14 92-39 129-53 36-123 38-154 2-32-34-13-92 39-129 55-36 123-37 154-2z">
            <text:p/>
          </draw:path>
        </draw:g>
        <draw:g>
          <draw:line draw:style-name="gr13" draw:text-style-name="P6" draw:layer="layout" svg:x1="8.294cm" svg:y1="5.879cm" svg:x2="8.294cm" svg:y2="5.375cm">
            <text:p/>
          </draw:line>
          <draw:path draw:style-name="gr6" draw:text-style-name="P3" draw:layer="layout" svg:width="0.224cm" svg:height="0.182cm" svg:x="8.071cm" svg:y="5.818cm" svg:viewBox="0 0 225 183" svg:d="M209 26c32 34 14 93-39 130-53 35-123 37-154 2-32-34-13-93 39-130 55-36 123-37 154-2z">
            <text:p/>
          </draw:path>
        </draw:g>
        <draw:g>
          <draw:line draw:style-name="gr13" draw:text-style-name="P6" draw:layer="layout" svg:x1="9.174cm" svg:y1="7.676cm" svg:x2="9.174cm" svg:y2="7.26cm">
            <text:p/>
          </draw:line>
          <draw:path draw:style-name="gr6" draw:text-style-name="P3" draw:layer="layout" svg:width="0.224cm" svg:height="0.182cm" svg:x="8.955cm" svg:y="7.615cm" svg:viewBox="0 0 225 183" svg:d="M209 25c32 35 14 94-40 130-52 35-123 37-154 3-31-35-13-94 40-130 55-37 123-37 154-3z">
            <text:p/>
          </draw:path>
        </draw:g>
        <draw:g>
          <draw:line draw:style-name="gr13" draw:text-style-name="P6" draw:layer="layout" svg:x1="9.824cm" svg:y1="8.595cm" svg:x2="9.824cm" svg:y2="8.004cm">
            <text:p/>
          </draw:line>
          <draw:path draw:style-name="gr6" draw:text-style-name="P3" draw:layer="layout" svg:width="0.224cm" svg:height="0.182cm" svg:x="9.818cm" svg:y="7.88cm" svg:viewBox="0 0 225 183" svg:d="M209 26c32 34 13 92-40 129-53 36-123 38-154 2-31-34-13-92 40-129 54-37 122-38 154-2z">
            <text:p/>
          </draw:path>
        </draw:g>
        <draw:g>
          <draw:line draw:style-name="gr13" draw:text-style-name="P6" draw:layer="layout" svg:x1="10.037cm" svg:y1="7.587cm" svg:x2="10.037cm" svg:y2="7.172cm">
            <text:p/>
          </draw:line>
          <draw:path draw:style-name="gr6" draw:text-style-name="P3" draw:layer="layout" svg:width="0.224cm" svg:height="0.182cm" svg:x="9.818cm" svg:y="7.527cm" svg:viewBox="0 0 225 183" svg:d="M209 26c32 35 13 93-40 129s-123 38-154 2c-31-34-13-92 40-128 54-37 122-38 154-3z">
            <text:p/>
          </draw:path>
        </draw:g>
        <draw:g>
          <draw:line draw:style-name="gr13" draw:text-style-name="P6" draw:layer="layout" svg:x1="9.824cm" svg:y1="6.709cm" svg:x2="9.824cm" svg:y2="6.118cm">
            <text:p/>
          </draw:line>
          <draw:path draw:style-name="gr6" draw:text-style-name="P3" draw:layer="layout" svg:width="0.224cm" svg:height="0.182cm" svg:x="9.818cm" svg:y="5.994cm" svg:viewBox="0 0 225 183" svg:d="M209 25c32 35 13 94-40 130-53 35-123 37-154 3-31-35-13-94 40-130 54-37 122-37 154-3z">
            <text:p/>
          </draw:path>
        </draw:g>
        <draw:g>
          <draw:line draw:style-name="gr13" draw:text-style-name="P6" draw:layer="layout" svg:x1="10.041cm" svg:y1="5.885cm" svg:x2="10.041cm" svg:y2="5.382cm">
            <text:p/>
          </draw:line>
          <draw:path draw:style-name="gr6" draw:text-style-name="P3" draw:layer="layout" svg:width="0.224cm" svg:height="0.182cm" svg:x="9.818cm" svg:y="5.825cm" svg:viewBox="0 0 225 183" svg:d="M209 26c32 35 13 93-40 130-53 35-123 37-154 2-31-34-13-92 40-130 54-36 122-37 154-2z">
            <text:p/>
          </draw:path>
        </draw:g>
        <draw:g>
          <draw:line draw:style-name="gr13" draw:text-style-name="P6" draw:layer="layout" svg:x1="11.477cm" svg:y1="8.683cm" svg:x2="11.477cm" svg:y2="8.092cm">
            <text:p/>
          </draw:line>
          <draw:path draw:style-name="gr6" draw:text-style-name="P3" draw:layer="layout" svg:width="0.224cm" svg:height="0.182cm" svg:x="11.47cm" svg:y="7.968cm" svg:viewBox="0 0 225 183" svg:d="M208 26c33 35 14 93-39 130-53 35-122 37-153 2-33-34-14-93 39-129 54-37 122-38 153-3z">
            <text:p/>
          </draw:path>
        </draw:g>
        <draw:g>
          <draw:line draw:style-name="gr13" draw:text-style-name="P6" draw:layer="layout" svg:x1="11.69cm" svg:y1="7.5cm" svg:x2="11.69cm" svg:y2="7.084cm">
            <text:p/>
          </draw:line>
          <draw:path draw:style-name="gr6" draw:text-style-name="P3" draw:layer="layout" svg:width="0.224cm" svg:height="0.182cm" svg:x="11.47cm" svg:y="7.439cm" svg:viewBox="0 0 225 183" svg:d="M208 26c33 34 14 93-39 130-53 35-122 37-153 2-33-34-14-93 39-130 54-36 122-37 153-2z">
            <text:p/>
          </draw:path>
        </draw:g>
        <draw:g>
          <draw:line draw:style-name="gr13" draw:text-style-name="P6" draw:layer="layout" svg:x1="11.477cm" svg:y1="6.62cm" svg:x2="11.477cm" svg:y2="6.029cm">
            <text:p/>
          </draw:line>
          <draw:path draw:style-name="gr6" draw:text-style-name="P3" draw:layer="layout" svg:width="0.224cm" svg:height="0.182cm" svg:x="11.47cm" svg:y="5.906cm" svg:viewBox="0 0 225 183" svg:d="M208 26c33 35 14 92-39 129-53 36-122 38-153 2-33-34-14-92 39-128 54-37 122-38 153-3z">
            <text:p/>
          </draw:path>
        </draw:g>
        <draw:g>
          <draw:line draw:style-name="gr13" draw:text-style-name="P6" draw:layer="layout" svg:x1="11.689cm" svg:y1="5.796cm" svg:x2="11.689cm" svg:y2="5.294cm">
            <text:p/>
          </draw:line>
          <draw:path draw:style-name="gr6" draw:text-style-name="P3" draw:layer="layout" svg:width="0.224cm" svg:height="0.182cm" svg:x="11.47cm" svg:y="5.736cm" svg:viewBox="0 0 225 183" svg:d="M208 26c33 34 14 92-39 129-53 36-122 38-153 3-33-36-14-93 39-130 54-36 122-37 153-2z">
            <text:p/>
          </draw:path>
        </draw:g>
        <draw:path draw:style-name="gr6" draw:text-style-name="P3" draw:layer="layout" svg:width="0.167cm" svg:height="0.541cm" svg:x="11.183cm" svg:y="7.788cm" svg:viewBox="0 0 168 542" svg:d="M115 203l-62 28v114l62-28zM115 511v-131l-62 29v133h-22v-121l-31 12v-64l31-12v-116l-31 13v-63l31-14v-142h22v132l62-28v-139h22v129l31-14v62l-31 14v116l31-14v63l-31 13v142z">
          <text:p/>
        </draw:path>
        <draw:g>
          <draw:line draw:style-name="gr13" draw:text-style-name="P6" draw:layer="layout" svg:x1="12.699cm" svg:y1="8.595cm" svg:x2="12.699cm" svg:y2="8.003cm">
            <text:p/>
          </draw:line>
          <draw:path draw:style-name="gr6" draw:text-style-name="P3" draw:layer="layout" svg:width="0.224cm" svg:height="0.182cm" svg:x="12.691cm" svg:y="7.88cm" svg:viewBox="0 0 225 183" svg:d="M209 26c32 34 14 92-40 129-54 36-123 38-154 2-31-34-13-92 40-129 54-37 123-38 154-2z">
            <text:p/>
          </draw:path>
        </draw:g>
        <draw:g>
          <draw:line draw:style-name="gr13" draw:text-style-name="P6" draw:layer="layout" svg:x1="12.91cm" svg:y1="7.587cm" svg:x2="12.91cm" svg:y2="7.172cm">
            <text:p/>
          </draw:line>
          <draw:path draw:style-name="gr6" draw:text-style-name="P3" draw:layer="layout" svg:width="0.224cm" svg:height="0.182cm" svg:x="12.691cm" svg:y="7.527cm" svg:viewBox="0 0 225 183" svg:d="M209 26c32 35 14 93-40 129s-123 38-154 2c-31-34-13-92 40-128 54-37 123-38 154-3z">
            <text:p/>
          </draw:path>
        </draw:g>
        <draw:g>
          <draw:line draw:style-name="gr13" draw:text-style-name="P6" draw:layer="layout" svg:x1="12.698cm" svg:y1="6.708cm" svg:x2="12.698cm" svg:y2="6.117cm">
            <text:p/>
          </draw:line>
          <draw:path draw:style-name="gr6" draw:text-style-name="P3" draw:layer="layout" svg:width="0.224cm" svg:height="0.182cm" svg:x="12.691cm" svg:y="5.994cm" svg:viewBox="0 0 225 183" svg:d="M209 25c32 35 14 94-40 130-54 35-123 37-154 3-31-35-13-94 40-130 54-37 123-37 154-3z">
            <text:p/>
          </draw:path>
        </draw:g>
        <draw:g>
          <draw:line draw:style-name="gr13" draw:text-style-name="P6" draw:layer="layout" svg:x1="12.909cm" svg:y1="5.885cm" svg:x2="12.909cm" svg:y2="5.382cm">
            <text:p/>
          </draw:line>
          <draw:path draw:style-name="gr6" draw:text-style-name="P3" draw:layer="layout" svg:width="0.224cm" svg:height="0.182cm" svg:x="12.691cm" svg:y="5.825cm" svg:viewBox="0 0 225 183" svg:d="M209 26c32 35 14 93-40 130-54 35-123 37-154 2-31-34-13-92 40-130 54-36 123-37 154-2z">
            <text:p/>
          </draw:path>
        </draw:g>
        <draw:g>
          <draw:line draw:style-name="gr13" draw:text-style-name="P6" draw:layer="layout" svg:x1="13.919cm" svg:y1="8.86cm" svg:x2="13.919cm" svg:y2="8.268cm">
            <text:p/>
          </draw:line>
          <draw:path draw:style-name="gr6" draw:text-style-name="P3" draw:layer="layout" svg:width="0.224cm" svg:height="0.182cm" svg:x="13.912cm" svg:y="8.144cm" svg:viewBox="0 0 225 183" svg:d="M209 25c32 35 13 94-40 130s-122 37-154 3c-31-35-13-94 41-130 53-36 121-37 153-3z">
            <text:p/>
          </draw:path>
        </draw:g>
        <draw:g>
          <draw:line draw:style-name="gr13" draw:text-style-name="P6" draw:layer="layout" svg:x1="14.135cm" svg:y1="7.587cm" svg:x2="14.135cm" svg:y2="7.172cm">
            <text:p/>
          </draw:line>
          <draw:path draw:style-name="gr6" draw:text-style-name="P3" draw:layer="layout" svg:width="0.224cm" svg:height="0.182cm" svg:x="13.912cm" svg:y="7.527cm" svg:viewBox="0 0 225 183" svg:d="M209 26c32 35 13 93-40 129s-122 38-154 2c-31-34-13-92 41-128 53-37 121-38 153-3z">
            <text:p/>
          </draw:path>
        </draw:g>
        <draw:g>
          <draw:line draw:style-name="gr13" draw:text-style-name="P6" draw:layer="layout" svg:x1="13.918cm" svg:y1="6.794cm" svg:x2="13.918cm" svg:y2="6.203cm">
            <text:p/>
          </draw:line>
          <draw:path draw:style-name="gr6" draw:text-style-name="P3" draw:layer="layout" svg:width="0.224cm" svg:height="0.182cm" svg:x="13.912cm" svg:y="6.079cm" svg:viewBox="0 0 225 183" svg:d="M209 26c32 34 13 92-40 129-53 36-122 38-154 2-31-34-13-92 41-129 53-36 121-37 153-2z">
            <text:p/>
          </draw:path>
        </draw:g>
        <draw:g>
          <draw:line draw:style-name="gr13" draw:text-style-name="P6" draw:layer="layout" svg:x1="14.135cm" svg:y1="5.97cm" svg:x2="14.135cm" svg:y2="5.467cm">
            <text:p/>
          </draw:line>
          <draw:path draw:style-name="gr6" draw:text-style-name="P3" draw:layer="layout" svg:width="0.224cm" svg:height="0.181cm" svg:x="13.912cm" svg:y="5.909cm" svg:viewBox="0 0 225 182" svg:d="M209 26c32 34 13 92-40 128-53 37-122 38-154 4-31-36-13-94 41-130 53-36 121-37 153-2z">
            <text:p/>
          </draw:path>
        </draw:g>
        <draw:path draw:style-name="gr6" draw:text-style-name="P3" draw:layer="layout" svg:width="0.168cm" svg:height="0.541cm" svg:x="13.664cm" svg:y="5.903cm" svg:viewBox="0 0 169 542" svg:d="M115 202l-61 27v116l61-29zM115 510v-131l-61 29v134h-23v-121l-31 12v-64l31-12v-117l-31 12v-62l31-14v-142h23v131l61-27v-138h23v127l31-13v62l-31 14v116l31-14v63l-31 14v141z">
          <text:p/>
        </draw:path>
        <draw:path draw:style-name="gr6" draw:text-style-name="P3" draw:layer="layout" svg:width="0.459cm" svg:height="0.284cm" svg:x="13.8cm" svg:y="8.967cm" svg:viewBox="0 0 460 285" svg:d="M189 42c0-23 19-42 41-42 23 0 42 19 42 42s-18 42-42 42c-23 0-41-19-41-42zM460 40c0 5-1 24-4 39-21 116-107 206-226 206-121 0-205-90-225-206-3-15-5-36-5-39v-30h18c0 12 5 47 19 78 35 81 104 120 193 120s163-47 194-120c12-28 18-46 19-78h17z">
          <text:p/>
        </draw:path>
        <draw:path draw:style-name="gr6" draw:text-style-name="P3" draw:layer="layout" svg:width="0.459cm" svg:height="0.284cm" svg:x="13.8cm" svg:y="5.069cm" svg:viewBox="0 0 460 285" svg:d="M230 285c-23 0-42-18-42-42 0-23 19-42 42-42 24 0 43 19 43 42 0 24-19 42-43 42zM424 197c-31-74-105-121-194-121s-158 38-193 121c-14 31-19 66-19 78h-18v-30c0-3 2-24 5-39 20-117 104-206 225-206 119 0 205 89 226 206 3 15 4 34 4 39v30h-17c-1-32-7-50-19-78z">
          <text:p/>
        </draw:path>
        <draw:path draw:style-name="gr6" draw:text-style-name="P3" draw:layer="layout" svg:width="0.21cm" svg:height="1.534cm" svg:x="2.086cm" svg:y="7.241cm" svg:viewBox="0 0 211 1535" svg:d="M64 11c12 7 58 65 82 114 38 76 54 131 54 217 0 80-12 127-28 204-10 54-22 83-36 137-17 64-21 54-29 86-8 38-13 64-17 102-2 21-5 38-5 59 0 73 3 133 14 214 11 74 25 122 42 190 12 47 24 76 40 121 10 29 38 78 28 79-19 6-33-26-45-46-19-31-52-114-77-189-19-58-37-115-45-155-12-62-26-98-33-159-4-41-9-67-9-110 0-80 9-125 28-204 12-49 40-106 57-173 15-62 29-102 35-166 2-28 6-45 6-74 0-40-7-64-19-100-19-64-57-109-93-147-2-4-5-7-7-11h54c0 2 1 11 3 11z">
          <text:p/>
        </draw:path>
        <draw:path draw:style-name="gr6" draw:text-style-name="P3" draw:layer="layout" svg:width="0.21cm" svg:height="1.534cm" svg:x="2.086cm" svg:y="5.721cm" svg:viewBox="0 0 211 1535" svg:d="M61 1535h-54c2-3 5-7 7-10 36-38 74-83 93-147 12-37 19-61 19-100 0-30-4-47-6-75-6-65-20-105-35-167-17-67-45-124-57-173-19-79-28-124-28-204 0-43 5-69 9-110 7-61 21-97 33-159 8-40 26-95 45-154 25-74 58-157 77-188 12-21 26-52 45-47 10 2-18 50-28 79-16 45-28 75-40 121-17 68-31 116-42 189-11 81-14 142-14 214 0 21 3 38 5 59 4 38 9 64 17 102 8 33 12 22 29 86 14 54 26 83 36 137 16 78 28 124 28 205 0 86-16 142-54 218-24 48-70 107-82 114-2 0-3 8-3 10z">
          <text:p/>
        </draw:path>
        <draw:path draw:style-name="gr6" draw:text-style-name="P3" draw:layer="layout" svg:width="0.131cm" svg:height="0.195cm" svg:x="2.41cm" svg:y="9.719cm" svg:viewBox="0 0 132 196" svg:d="M43 174c0 10 20 13 27 13 33 0 37-31 37-50 0-27-10-56-36-56-9 0-27 5-28 21zM19 31c0-8 0-14-13-14-2 0-5 0-6 0v-5c13-3 28-7 42-12l1 1v85h1c1-7 16-23 38-23 34 0 50 32 50 62 0 27-17 71-69 71-14 0-44-7-44-18z">
          <text:p/>
        </draw:path>
        <draw:path draw:style-name="gr6" draw:text-style-name="P3" draw:layer="layout" svg:width="0.031cm" svg:height="0.133cm" svg:x="2.573cm" svg:y="9.782cm" svg:viewBox="0 0 32 134" svg:d="M0 118c0-9 7-16 15-16 10 0 17 8 17 16 0 11-10 16-17 16-5 0-15-5-15-16zM0 16c0-9 7-16 15-16 10 0 17 7 17 16 0 11-10 15-17 15-5 0-15-4-15-15z">
          <text:p/>
        </draw:path>
        <draw:path draw:style-name="gr6" draw:text-style-name="P3" draw:layer="layout" svg:width="0.86cm" svg:height="0.897cm" svg:x="2.512cm" svg:y="10.429cm" svg:viewBox="0 0 861 898" svg:d="M791 284l-437-84v-109l439 94zM650 755c-65 22-106 52-106 52 0 0 22-49 102-73s127-9 127-9c0 0-55 8-123 30zM157 673c-65 21-106 51-106 51 0 0 22-48 102-72 81-24 128-9 128-9 0 0-56 8-124 30zM296 0l-2 78h1l-17 518c0 0-394 76-244 190 92 70 214-3 293-47 41-22 26-64 26-96 1-39 0-79 1-118 2-78 0-157 0-235 1-18 0-35 0-53l436 92-10 351c0 0-394 76-243 191 55 41 132 29 195 6 67-25 132-59 128-123-3-47-1-94-2-141-2-112 1-224-1-336 0-26 0-52 0-78l4-75z">
          <text:p/>
        </draw:path>
        <draw:path draw:style-name="gr7" draw:text-style-name="P4" draw:layer="layout" svg:width="0.261cm" svg:height="0.094cm" svg:x="3.05cm" svg:y="11.15cm" svg:viewBox="0 0 262 95" svg:d="M262 3c0 0-168 19-262 92 0 0 39-114 262-92z">
          <text:p/>
        </draw:path>
        <draw:path draw:style-name="gr8" draw:text-style-name="P5" draw:layer="layout" svg:width="0.261cm" svg:height="0.094cm" svg:x="3.05cm" svg:y="11.15cm" svg:viewBox="0 0 262 95" svg:d="M262 3c0 0-168 19-262 92 0 0 39-114 262-92z">
          <text:p/>
        </draw:path>
        <draw:path draw:style-name="gr7" draw:text-style-name="P4" draw:layer="layout" svg:width="0.262cm" svg:height="0.094cm" svg:x="2.555cm" svg:y="11.065cm" svg:viewBox="0 0 263 95" svg:d="M263 3c0 0-168 19-263 92 0 0 40-114 263-92z">
          <text:p/>
        </draw:path>
        <draw:path draw:style-name="gr8" draw:text-style-name="P5" draw:layer="layout" svg:width="0.262cm" svg:height="0.094cm" svg:x="2.555cm" svg:y="11.065cm" svg:viewBox="0 0 263 95" svg:d="M263 3c0 0-168 19-263 92 0 0 40-114 263-92z">
          <text:p/>
        </draw:path>
        <draw:frame draw:style-name="gr16" draw:text-style-name="P2" draw:layer="layout" svg:width="8.177cm" svg:height="0.48cm" svg:x="4.562cm" svg:y="3.987cm">
          <draw:text-box>
            <text:p text:style-name="P1"><text:span text:style-name="T1">Bach, “Herzliebster Jesu, was hast du verbrochen”</text:span></text:p>
          </draw:text-box>
        </draw:frame>
        <draw:frame draw:style-name="gr10" draw:text-style-name="P2" draw:layer="layout" svg:width="0.582cm" svg:height="0.48cm" svg:x="3.798cm" svg:y="10.649cm">
          <draw:text-box>
            <text:p text:style-name="P1"><text:span text:style-name="T3"><text:s text:c="2"/></text:span><text:span text:style-name="T3">2. </text:span></text:p>
          </draw:text-box>
        </draw:frame>
        <draw:frame draw:style-name="gr2" draw:text-style-name="P2" draw:layer="layout" svg:width="0.352cm" svg:height="0.48cm" svg:x="4.629cm" svg:y="10.649cm">
          <draw:text-box>
            <text:p text:style-name="P1"><text:span text:style-name="T3"><text:s/></text:span></text:p>
          </draw:text-box>
        </draw:frame>
        <draw:line draw:style-name="gr12" draw:text-style-name="P5" draw:layer="layout" svg:x1="5.492cm" svg:y1="15.44cm" svg:x2="5.492cm" svg:y2="12.206cm">
          <text:p/>
        </draw:line>
        <draw:line draw:style-name="gr11" draw:text-style-name="P5" draw:layer="layout" svg:x1="9.122cm" svg:y1="14.545cm" svg:x2="9.521cm" svg:y2="14.545cm">
          <text:p/>
        </draw:line>
        <draw:line draw:style-name="gr11" draw:text-style-name="P5" draw:layer="layout" svg:x1="9.122cm" svg:y1="13.101cm" svg:x2="9.521cm" svg:y2="13.101cm">
          <text:p/>
        </draw:line>
        <draw:line draw:style-name="gr12" draw:text-style-name="P5" draw:layer="layout" svg:x1="10.346cm" svg:y1="15.44cm" svg:x2="10.346cm" svg:y2="12.206cm">
          <text:p/>
        </draw:line>
        <draw:polygon draw:style-name="gr6" draw:text-style-name="P3" draw:layer="layout" svg:width="0.805cm" svg:height="0.131cm" svg:x="10.916cm" svg:y="13.921cm" svg:viewBox="0 0 806 132" draw:points="0,132 806,87 806,0 0,44">
          <text:p/>
        </draw:polygon>
        <draw:line draw:style-name="gr11" draw:text-style-name="P5" draw:layer="layout" svg:x1="10.606cm" svg:y1="14.545cm" svg:x2="11.004cm" svg:y2="14.545cm">
          <text:p/>
        </draw:line>
        <draw:polygon draw:style-name="gr6" draw:text-style-name="P3" draw:layer="layout" svg:width="0.801cm" svg:height="0.131cm" svg:x="10.722cm" svg:y="13.508cm" svg:viewBox="0 0 802 132" draw:points="0,132 802,88 802,0 0,44">
          <text:p/>
        </draw:polygon>
        <draw:line draw:style-name="gr11" draw:text-style-name="P5" draw:layer="layout" svg:x1="10.616cm" svg:y1="13.101cm" svg:x2="11.015cm" svg:y2="13.101cm">
          <text:p/>
        </draw:line>
        <draw:path draw:style-name="gr11" draw:text-style-name="P5" draw:layer="layout" svg:width="0.399cm" svg:height="0.176cm" svg:x="11.41cm" svg:y="14.369cm" svg:viewBox="0 0 400 177" svg:d="M0 0h400M0 177h400">
          <text:p/>
        </draw:path>
        <draw:line draw:style-name="gr11" draw:text-style-name="P5" draw:layer="layout" svg:x1="11.41cm" svg:y1="13.101cm" svg:x2="11.809cm" svg:y2="13.101cm">
          <text:p/>
        </draw:line>
        <draw:path draw:style-name="gr11" draw:text-style-name="P5" draw:layer="layout" svg:width="0.399cm" svg:height="0.176cm" svg:x="12.214cm" svg:y="14.369cm" svg:viewBox="0 0 400 177" svg:d="M0 0h400M0 177h400">
          <text:p/>
        </draw:path>
        <draw:polygon draw:style-name="gr6" draw:text-style-name="P3" draw:layer="layout" svg:width="0.804cm" svg:height="0.131cm" svg:x="12.294cm" svg:y="13.42cm" svg:viewBox="0 0 805 132" draw:points="0,87 805,132 805,45 0,0">
          <text:p/>
        </draw:polygon>
        <draw:line draw:style-name="gr11" draw:text-style-name="P5" draw:layer="layout" svg:x1="13.019cm" svg:y1="13.101cm" svg:x2="13.417cm" svg:y2="13.101cm">
          <text:p/>
        </draw:line>
        <draw:path draw:style-name="gr11" draw:text-style-name="P5" draw:layer="layout" svg:width="0.399cm" svg:height="0.352cm" svg:x="13.802cm" svg:y="14.193cm" svg:viewBox="0 0 400 353" svg:d="M0 0h400M0 177h400M0 353h400">
          <text:p/>
        </draw:path>
        <draw:line draw:style-name="gr11" draw:text-style-name="P5" draw:layer="layout" svg:x1="13.823cm" svg:y1="13.101cm" svg:x2="14.222cm" svg:y2="13.101cm">
          <text:p/>
        </draw:line>
        <draw:path draw:style-name="gr14" draw:text-style-name="P5" draw:layer="layout" svg:width="12.7cm" svg:height="3.208cm" svg:x="2.411cm" svg:y="12.219cm" svg:viewBox="0 0 12701 3209" svg:d="M0 2504h12701M0 2680h12701M0 2857h12701M0 3033h12701M0 3209h12701M0 0h12701M0 176h12701M0 353h12701M0 529h12701M0 705h12701">
          <text:p/>
        </draw:path>
        <draw:line draw:style-name="gr12" draw:text-style-name="P5" draw:layer="layout" svg:x1="2.411cm" svg:y1="15.44cm" svg:x2="2.411cm" svg:y2="12.206cm">
          <text:p/>
        </draw:line>
        <draw:path draw:style-name="gr6" draw:text-style-name="P3" draw:layer="layout" svg:width="0.468cm" svg:height="1.315cm" svg:x="2.522cm" svg:y="11.897cm" svg:viewBox="0 0 469 1316" svg:d="M255 664l-30-105c55-50 109-106 135-185 59-170 6-244-65-374-78 51-133 137-145 190-28 122 1 184 32 295l4 13c-93 90-186 160-186 281 0 217 206 258 252 256 25-1 47-4 68-9 40 171 53 245-90 270-19 4-50-7-50-17 0-11 78-1 84-75 5-68-31-95-88-97-52-1-87 38-89 93-2 80 88 137 182 109 127-36 100-169 77-272l-5-18c95-35 143-122 124-228-13-73-118-143-210-127zM207 574l26 96c-33 11-64 35-85 77-44 84 12 174 80 207l4-15c-60-40-70-115-28-164 13-15 30-26 48-31l63 258 1 4c-11 3-23 5-36 7-138 16-229-90-225-201 4-106 77-167 152-238zM336 999l-61-259c51-5 108 22 132 68 37 68 17 156-71 191zM203 482l-6-22c-24-84-35-144-6-225 26-73 59-114 124-156 9 42 63 124 10 237-32 67-76 120-122 166z">
          <text:p/>
        </draw:path>
        <draw:path draw:style-name="gr6" draw:text-style-name="P3" draw:layer="layout" svg:width="0.528cm" svg:height="0.612cm" svg:x="2.48cm" svg:y="14.717cm" svg:viewBox="0 0 529 613" svg:d="M89 136c-15-18 14-90 75-106 144-38 202 155 150 280-45 107-112 203-223 254-34 14-54 21-91 27v22c109-6 187-59 255-114 156-127 218-350 71-466-66-53-173-31-205-7-58 42-80 96-79 152 0 50 63 88 107 70 26-10 52-48 34-97-13-34-50-34-65-29-19 5-28 15-29 14zM525 268c0-23-17-42-39-42-21 0-39 16-41 38-2 25 17 47 41 47 23 0 40-21 39-43zM529 93c0-23-19-41-43-41-22 0-41 17-42 39-1 24 19 45 42 45 24 0 43-19 43-43z">
          <text:p/>
        </draw:path>
        <draw:path draw:style-name="gr6" draw:text-style-name="P3" draw:layer="layout" svg:width="0.166cm" svg:height="0.446cm" svg:x="3.11cm" svg:y="12.235cm" svg:viewBox="0 0 167 447" svg:d="M15 447h12c4-5 16-20 27-30 49-43 149-110 99-167-38-44-90-11-119 27l10-277h-44zM102 271c33 36-38 119-38 119l-37 36 5-123c13-26 43-60 70-32z">
          <text:p/>
        </draw:path>
        <draw:path draw:style-name="gr6" draw:text-style-name="P3" draw:layer="layout" svg:width="0.166cm" svg:height="0.445cm" svg:x="3.293cm" svg:y="11.971cm" svg:viewBox="0 0 167 446" svg:d="M15 446h12c4-4 16-20 27-29 50-44 149-110 99-168-38-44-90-12-119 28l10-277h-44zM103 271c33 35-39 118-39 118l-37 36 6-122c12-26 42-62 70-32z">
          <text:p/>
        </draw:path>
        <draw:path draw:style-name="gr6" draw:text-style-name="P3" draw:layer="layout" svg:width="0.166cm" svg:height="0.445cm" svg:x="3.109cm" svg:y="14.915cm" svg:viewBox="0 0 167 446" svg:d="M16 446h12c3-4 15-21 27-30 49-44 149-110 98-167-38-44-90-12-118 27l9-276h-44zM102 269c34 36-38 119-38 119l-36 36 5-123c13-25 42-60 69-32z">
          <text:p/>
        </draw:path>
        <draw:path draw:style-name="gr6" draw:text-style-name="P3" draw:layer="layout" svg:width="0.167cm" svg:height="0.445cm" svg:x="3.292cm" svg:y="14.65cm" svg:viewBox="0 0 168 446" svg:d="M16 446h12c4-4 16-19 27-29 50-43 149-110 99-168-38-44-90-11-119 28l10-277h-45zM103 271c33 35-39 118-39 118l-36 37 5-123c13-26 43-62 70-32z">
          <text:p/>
        </draw:path>
        <draw:path draw:style-name="gr6" draw:text-style-name="P3" draw:layer="layout" svg:width="0.3cm" svg:height="0.369cm" svg:x="3.697cm" svg:y="12.386cm" svg:viewBox="0 0 301 370" svg:d="M242 48c-5-26-66-36-95-28-57 15-65 89-65 155v59c0 33 12 116 84 120 108 6 131-134 117-160h16c12 78-32 177-134 176-96 0-167-81-165-181 0-96 65-189 160-189 59 0 105 26 116 66 12 39-4 68-13 74l-2 3c-28 23-85 8-85-42 0-31 23-46 46-46h7c6-1 14 2 13-7z">
          <text:p/>
        </draw:path>
        <draw:path draw:style-name="gr6" draw:text-style-name="P3" draw:layer="layout" svg:width="0.3cm" svg:height="0.369cm" svg:x="3.697cm" svg:y="14.891cm" svg:viewBox="0 0 301 370" svg:d="M242 47c-5-25-66-35-95-27-57 14-65 90-65 156v58c0 34 12 115 84 120 108 6 131-133 117-159h16c12 78-32 176-134 175-96 0-167-80-165-180 0-97 65-190 160-190 59 0 105 26 116 67 12 38-4 68-13 74l-2 3c-28 23-85 7-85-42 0-31 23-47 46-47h7c6 0 14 3 13-8z">
          <text:p/>
        </draw:path>
        <draw:g>
          <draw:line draw:style-name="gr13" draw:text-style-name="P6" draw:layer="layout" svg:x1="4.356cm" svg:y1="15.434cm" svg:x2="4.356cm" svg:y2="14.842cm">
            <text:p/>
          </draw:line>
          <draw:path draw:style-name="gr6" draw:text-style-name="P3" draw:layer="layout" svg:width="0.223cm" svg:height="0.182cm" svg:x="4.343cm" svg:y="14.718cm" svg:viewBox="0 0 224 183" svg:d="M55 28c-53 37-71 95-39 130 31 34 100 33 153-3s72-94 39-130c-31-34-99-33-153 3z">
            <text:p/>
          </draw:path>
        </draw:g>
        <draw:g>
          <draw:line draw:style-name="gr13" draw:text-style-name="P6" draw:layer="layout" svg:x1="4.562cm" svg:y1="14.605cm" svg:x2="4.562cm" svg:y2="14.103cm">
            <text:p/>
          </draw:line>
          <draw:path draw:style-name="gr6" draw:text-style-name="P3" draw:layer="layout" svg:width="0.224cm" svg:height="0.182cm" svg:x="4.346cm" svg:y="14.545cm" svg:viewBox="0 0 225 183" svg:d="M56 28c-54 36-72 94-40 129 31 35 100 33 153-3 54-36 73-94 40-128-31-36-99-35-153 2z">
            <text:p/>
          </draw:path>
        </draw:g>
        <draw:g>
          <draw:line draw:style-name="gr13" draw:text-style-name="P6" draw:layer="layout" svg:x1="4.356cm" svg:y1="13.547cm" svg:x2="4.356cm" svg:y2="13.044cm">
            <text:p/>
          </draw:line>
          <draw:path draw:style-name="gr6" draw:text-style-name="P3" draw:layer="layout" svg:width="0.223cm" svg:height="0.182cm" svg:x="4.343cm" svg:y="12.92cm" svg:viewBox="0 0 224 183" svg:d="M55 28c-53 37-71 95-39 129 31 35 100 33 153-2 53-37 72-95 39-129-31-36-99-35-153 2z">
            <text:p/>
          </draw:path>
        </draw:g>
        <draw:g>
          <draw:line draw:style-name="gr13" draw:text-style-name="P6" draw:layer="layout" svg:x1="4.558cm" svg:y1="12.716cm" svg:x2="4.558cm" svg:y2="12.125cm">
            <text:p/>
          </draw:line>
          <draw:path draw:style-name="gr6" draw:text-style-name="P3" draw:layer="layout" svg:width="0.223cm" svg:height="0.181cm" svg:x="4.343cm" svg:y="12.656cm" svg:viewBox="0 0 224 182" svg:d="M55 28c-53 36-71 95-39 130 31 34 100 32 153-3 53-36 72-95 39-130-31-34-99-33-153 3z">
            <text:p/>
          </draw:path>
        </draw:g>
        <draw:g>
          <draw:line draw:style-name="gr13" draw:text-style-name="P6" draw:layer="layout" svg:x1="5.84cm" svg:y1="15.786cm" svg:x2="5.84cm" svg:y2="15.196cm">
            <text:p/>
          </draw:line>
          <draw:path draw:style-name="gr6" draw:text-style-name="P3" draw:layer="layout" svg:width="0.224cm" svg:height="0.181cm" svg:x="5.826cm" svg:y="15.071cm" svg:viewBox="0 0 225 182" svg:d="M55 28c-53 37-71 95-40 129 31 35 101 33 154-2 53-36 72-94 40-130-32-34-100-34-154 3z">
            <text:p/>
          </draw:path>
        </draw:g>
        <draw:g>
          <draw:line draw:style-name="gr13" draw:text-style-name="P6" draw:layer="layout" svg:x1="6.044cm" svg:y1="14.691cm" svg:x2="6.044cm" svg:y2="14.188cm">
            <text:p/>
          </draw:line>
          <draw:path draw:style-name="gr6" draw:text-style-name="P3" draw:layer="layout" svg:width="0.224cm" svg:height="0.182cm" svg:x="5.829cm" svg:y="14.63cm" svg:viewBox="0 0 225 183" svg:d="M55 28c-53 36-71 95-40 130 31 34 102 33 154-3 54-37 72-95 40-130-31-34-99-33-154 3z">
            <text:p/>
          </draw:path>
        </draw:g>
        <draw:g>
          <draw:line draw:style-name="gr13" draw:text-style-name="P6" draw:layer="layout" svg:x1="5.84cm" svg:y1="13.46cm" svg:x2="5.84cm" svg:y2="12.957cm">
            <text:p/>
          </draw:line>
          <draw:path draw:style-name="gr6" draw:text-style-name="P3" draw:layer="layout" svg:width="0.224cm" svg:height="0.182cm" svg:x="5.826cm" svg:y="12.832cm" svg:viewBox="0 0 225 183" svg:d="M55 28c-53 36-71 95-40 130s101 33 154-3 72-95 40-129c-32-35-100-34-154 2z">
            <text:p/>
          </draw:path>
        </draw:g>
        <draw:g>
          <draw:line draw:style-name="gr13" draw:text-style-name="P6" draw:layer="layout" svg:x1="6.044cm" svg:y1="12.72cm" svg:x2="6.044cm" svg:y2="12.129cm">
            <text:p/>
          </draw:line>
          <draw:path draw:style-name="gr6" draw:text-style-name="P3" draw:layer="layout" svg:width="0.224cm" svg:height="0.182cm" svg:x="5.829cm" svg:y="12.659cm" svg:viewBox="0 0 225 183" svg:d="M55 28c-53 37-71 96-40 130 31 35 102 33 154-2 54-37 72-96 40-130-31-35-99-34-154 2z">
            <text:p/>
          </draw:path>
        </draw:g>
        <draw:g>
          <draw:line draw:style-name="gr13" draw:text-style-name="P6" draw:layer="layout" svg:x1="6.963cm" svg:y1="15.698cm" svg:x2="6.963cm" svg:y2="15.107cm">
            <text:p/>
          </draw:line>
          <draw:path draw:style-name="gr6" draw:text-style-name="P3" draw:layer="layout" svg:width="0.224cm" svg:height="0.182cm" svg:x="6.949cm" svg:y="14.983cm" svg:viewBox="0 0 225 183" svg:d="M55 29c-53 36-71 94-40 129 32 35 102 33 154-2 54-38 72-96 40-130-31-35-99-34-154 3z">
            <text:p/>
          </draw:path>
        </draw:g>
        <draw:g>
          <draw:line draw:style-name="gr13" draw:text-style-name="P6" draw:layer="layout" svg:x1="7.164cm" svg:y1="14.691cm" svg:x2="7.164cm" svg:y2="14.188cm">
            <text:p/>
          </draw:line>
          <draw:path draw:style-name="gr6" draw:text-style-name="P3" draw:layer="layout" svg:width="0.224cm" svg:height="0.182cm" svg:x="6.949cm" svg:y="14.63cm" svg:viewBox="0 0 225 183" svg:d="M55 28c-53 36-71 95-40 130 32 34 102 33 154-3 54-37 72-95 40-130-31-34-99-33-154 3z">
            <text:p/>
          </draw:path>
        </draw:g>
        <draw:g>
          <draw:line draw:style-name="gr13" draw:text-style-name="P6" draw:layer="layout" svg:x1="6.963cm" svg:y1="13.548cm" svg:x2="6.963cm" svg:y2="13.045cm">
            <text:p/>
          </draw:line>
          <draw:path draw:style-name="gr6" draw:text-style-name="P3" draw:layer="layout" svg:width="0.224cm" svg:height="0.182cm" svg:x="6.949cm" svg:y="12.92cm" svg:viewBox="0 0 225 183" svg:d="M55 28c-53 37-71 95-40 129 32 35 102 33 154-2 54-37 72-95 40-129-31-36-99-35-154 2z">
            <text:p/>
          </draw:path>
        </draw:g>
        <draw:g>
          <draw:line draw:style-name="gr13" draw:text-style-name="P6" draw:layer="layout" svg:x1="7.164cm" svg:y1="12.813cm" svg:x2="7.164cm" svg:y2="12.221cm">
            <text:p/>
          </draw:line>
          <draw:path draw:style-name="gr6" draw:text-style-name="P3" draw:layer="layout" svg:width="0.224cm" svg:height="0.182cm" svg:x="6.949cm" svg:y="12.751cm" svg:viewBox="0 0 225 183" svg:d="M55 29c-53 36-71 94-40 129 32 35 102 33 154-3 54-36 72-94 40-129-31-35-99-34-154 3z">
            <text:p/>
          </draw:path>
        </draw:g>
        <draw:path draw:style-name="gr6" draw:text-style-name="P3" draw:layer="layout" svg:width="0.168cm" svg:height="0.541cm" svg:x="6.709cm" svg:y="12.565cm" svg:viewBox="0 0 169 542" svg:d="M138 511v-142l31-14v-62l-31 14v-116l31-14v-63l-31 14v-128h-23v138l-61 29v-133h-23v143l-31 14v62l31-12v116l-31 12v64l31-12v121h23v-133l61-30v132zM115 317l-61 28v-114l61-28z">
          <text:p/>
        </draw:path>
        <draw:g>
          <draw:line draw:style-name="gr13" draw:text-style-name="P6" draw:layer="layout" svg:x1="8.087cm" svg:y1="15.61cm" svg:x2="8.087cm" svg:y2="15.019cm">
            <text:p/>
          </draw:line>
          <draw:path draw:style-name="gr6" draw:text-style-name="P3" draw:layer="layout" svg:width="0.224cm" svg:height="0.182cm" svg:x="8.073cm" svg:y="14.895cm" svg:viewBox="0 0 225 183" svg:d="M55 28c-53 38-71 96-40 130 31 35 102 33 154-2 54-37 72-95 40-130-31-35-99-34-154 2z">
            <text:p/>
          </draw:path>
        </draw:g>
        <draw:g>
          <draw:line draw:style-name="gr13" draw:text-style-name="P6" draw:layer="layout" svg:x1="8.288cm" svg:y1="14.783cm" svg:x2="8.288cm" svg:y2="14.28cm">
            <text:p/>
          </draw:line>
          <draw:path draw:style-name="gr6" draw:text-style-name="P3" draw:layer="layout" svg:width="0.224cm" svg:height="0.182cm" svg:x="8.073cm" svg:y="14.722cm" svg:viewBox="0 0 225 183" svg:d="M55 29c-53 37-71 95-40 129 31 35 102 33 154-2 54-36 72-94 40-130-31-35-99-34-154 3z">
            <text:p/>
          </draw:path>
        </draw:g>
        <draw:g>
          <draw:line draw:style-name="gr13" draw:text-style-name="P6" draw:layer="layout" svg:x1="8.087cm" svg:y1="13.548cm" svg:x2="8.087cm" svg:y2="13.045cm">
            <text:p/>
          </draw:line>
          <draw:path draw:style-name="gr6" draw:text-style-name="P3" draw:layer="layout" svg:width="0.224cm" svg:height="0.182cm" svg:x="8.073cm" svg:y="12.921cm" svg:viewBox="0 0 225 183" svg:d="M55 28c-53 37-71 95-40 129 31 35 102 33 154-2 54-37 72-95 40-129-31-36-99-35-154 2z">
            <text:p/>
          </draw:path>
        </draw:g>
        <draw:g>
          <draw:line draw:style-name="gr13" draw:text-style-name="P6" draw:layer="layout" svg:x1="8.288cm" svg:y1="12.716cm" svg:x2="8.288cm" svg:y2="12.125cm">
            <text:p/>
          </draw:line>
          <draw:path draw:style-name="gr6" draw:text-style-name="P3" draw:layer="layout" svg:width="0.224cm" svg:height="0.182cm" svg:x="8.073cm" svg:y="12.656cm" svg:viewBox="0 0 225 183" svg:d="M55 28c-53 36-71 95-40 130 31 34 102 33 154-3 54-36 72-95 40-130-31-34-99-33-154 3z">
            <text:p/>
          </draw:path>
        </draw:g>
        <draw:path draw:style-name="gr6" draw:text-style-name="P3" draw:layer="layout" svg:width="0.135cm" svg:height="0.553cm" svg:x="7.854cm" svg:y="14.709cm" svg:viewBox="0 0 136 554" svg:d="M23 366v-144l86-31v143zM23 0h-23l4 426 105-36v164h27l-7-425-106 37z">
          <text:p/>
        </draw:path>
        <draw:g>
          <draw:line draw:style-name="gr13" draw:text-style-name="P6" draw:layer="layout" svg:x1="9.212cm" svg:y1="15.522cm" svg:x2="9.212cm" svg:y2="14.931cm">
            <text:p/>
          </draw:line>
          <draw:path draw:style-name="gr6" draw:text-style-name="P3" draw:layer="layout" svg:width="0.224cm" svg:height="0.182cm" svg:x="9.197cm" svg:y="14.806cm" svg:viewBox="0 0 225 183" svg:d="M55 28c-53 37-71 94-40 130 31 35 101 33 154-3 54-37 72-95 40-129-31-35-100-34-154 2z">
            <text:p/>
          </draw:path>
        </draw:g>
        <draw:g>
          <draw:line draw:style-name="gr13" draw:text-style-name="P6" draw:layer="layout" svg:x1="9.413cm" svg:y1="14.426cm" svg:x2="9.413cm" svg:y2="14.012cm">
            <text:p/>
          </draw:line>
          <draw:path draw:style-name="gr6" draw:text-style-name="P3" draw:layer="layout" svg:width="0.224cm" svg:height="0.182cm" svg:x="9.197cm" svg:y="14.366cm" svg:viewBox="0 0 225 183" svg:d="M55 28c-53 37-71 95-40 129 31 35 101 33 154-2 54-37 72-95 40-129-31-36-100-35-154 2z">
            <text:p/>
          </draw:path>
        </draw:g>
        <draw:g>
          <draw:line draw:style-name="gr15" draw:text-style-name="P5" draw:layer="layout" svg:x1="9.211cm" svg:y1="13.547cm" svg:x2="9.211cm" svg:y2="13.133cm">
            <text:p/>
          </draw:line>
          <draw:path draw:style-name="gr6" draw:text-style-name="P3" draw:layer="layout" svg:width="0.224cm" svg:height="0.182cm" svg:x="9.197cm" svg:y="13.009cm" svg:viewBox="0 0 225 183" svg:d="M55 28c-53 37-71 96-40 130 31 35 101 33 154-2 54-37 72-96 40-130-31-35-100-34-154 2z">
            <text:p/>
          </draw:path>
        </draw:g>
        <draw:g>
          <draw:line draw:style-name="gr15" draw:text-style-name="P5" draw:layer="layout" svg:x1="9.412cm" svg:y1="12.628cm" svg:x2="9.412cm" svg:y2="12.037cm">
            <text:p/>
          </draw:line>
          <draw:path draw:style-name="gr6" draw:text-style-name="P3" draw:layer="layout" svg:width="0.224cm" svg:height="0.182cm" svg:x="9.197cm" svg:y="12.569cm" svg:viewBox="0 0 225 183" svg:d="M55 29c-53 36-71 94-40 128 31 35 101 33 154-2 54-37 72-94 40-129-31-36-100-35-154 3z">
            <text:p/>
          </draw:path>
        </draw:g>
        <draw:path draw:style-name="gr6" draw:text-style-name="P3" draw:layer="layout" svg:width="0.167cm" svg:height="0.541cm" svg:x="8.957cm" svg:y="14.627cm" svg:viewBox="0 0 168 542" svg:d="M136 511v-142l32-14v-62l-32 14v-117l32-14v-62l-32 14v-128h-22v138l-61 28v-132h-22v142l-31 14v63l31-13v117l-31 12v64l31-12v121h22v-133l61-30v132zM114 317l-61 28v-115l61-28z">
          <text:p/>
        </draw:path>
        <draw:g>
          <draw:line draw:style-name="gr15" draw:text-style-name="P5" draw:layer="layout" svg:x1="10.722cm" svg:y1="15.433cm" svg:x2="10.722cm" svg:y2="14.842cm">
            <text:p/>
          </draw:line>
          <draw:path draw:style-name="gr6" draw:text-style-name="P3" draw:layer="layout" svg:width="0.224cm" svg:height="0.182cm" svg:x="10.701cm" svg:y="14.718cm" svg:viewBox="0 0 225 183" svg:d="M55 28c-52 37-71 95-40 130 32 34 102 33 155-3s71-94 39-130c-31-34-100-33-154 3z">
            <text:p/>
          </draw:path>
        </draw:g>
        <draw:g>
          <draw:line draw:style-name="gr15" draw:text-style-name="P5" draw:layer="layout" svg:x1="10.916cm" svg:y1="14.425cm" svg:x2="10.916cm" svg:y2="13.965cm">
            <text:p/>
          </draw:line>
          <draw:path draw:style-name="gr6" draw:text-style-name="P3" draw:layer="layout" svg:width="0.224cm" svg:height="0.182cm" svg:x="10.701cm" svg:y="14.366cm" svg:viewBox="0 0 225 183" svg:d="M55 28c-52 37-71 95-40 129 32 35 102 33 155-2 53-37 71-95 39-129-31-36-100-35-154 2z">
            <text:p/>
          </draw:path>
        </draw:g>
        <draw:g>
          <draw:line draw:style-name="gr15" draw:text-style-name="P5" draw:layer="layout" svg:x1="10.916cm" svg:y1="12.54cm" svg:x2="10.916cm" svg:y2="11.949cm">
            <text:p/>
          </draw:line>
          <draw:path draw:style-name="gr6" draw:text-style-name="P3" draw:layer="layout" svg:width="0.224cm" svg:height="0.182cm" svg:x="10.701cm" svg:y="12.48cm" svg:viewBox="0 0 225 183" svg:d="M55 29c-52 36-71 95-40 129 32 35 102 33 155-2 53-37 71-96 39-130-31-35-100-34-154 3z">
            <text:p/>
          </draw:path>
        </draw:g>
        <draw:g>
          <draw:line draw:style-name="gr15" draw:text-style-name="P5" draw:layer="layout" svg:x1="10.722cm" svg:y1="13.639cm" svg:x2="10.722cm" svg:y2="13.221cm">
            <text:p/>
          </draw:line>
          <draw:path draw:style-name="gr6" draw:text-style-name="P3" draw:layer="layout" svg:width="0.224cm" svg:height="0.182cm" svg:x="10.701cm" svg:y="13.097cm" svg:viewBox="0 0 225 183" svg:d="M55 29c-52 36-71 94-40 128 32 35 102 33 155-2 53-36 71-94 39-130-31-35-100-34-154 4z">
            <text:p/>
          </draw:path>
        </draw:g>
        <draw:g>
          <draw:line draw:style-name="gr15" draw:text-style-name="P5" draw:layer="layout" svg:x1="11.721cm" svg:y1="14.337cm" svg:x2="11.721cm" svg:y2="13.921cm">
            <text:p/>
          </draw:line>
          <draw:path draw:style-name="gr6" draw:text-style-name="P3" draw:layer="layout" svg:width="0.224cm" svg:height="0.182cm" svg:x="11.506cm" svg:y="14.277cm" svg:viewBox="0 0 225 183" svg:d="M55 28c-53 37-71 96-40 130 31 35 100 33 153-2 55-37 73-96 41-130-32-35-100-34-154 2z">
            <text:p/>
          </draw:path>
        </draw:g>
        <draw:g>
          <draw:line draw:style-name="gr15" draw:text-style-name="P5" draw:layer="layout" svg:x1="11.523cm" svg:y1="13.595cm" svg:x2="11.523cm" svg:y2="13.133cm">
            <text:p/>
          </draw:line>
          <draw:path draw:style-name="gr6" draw:text-style-name="P3" draw:layer="layout" svg:width="0.224cm" svg:height="0.182cm" svg:x="11.503cm" svg:y="13.009cm" svg:viewBox="0 0 225 183" svg:d="M55 28c-53 37-71 96-40 130 31 35 100 33 153-2 54-37 73-96 41-130-33-35-101-34-154 2z">
            <text:p/>
          </draw:path>
        </draw:g>
        <draw:path draw:style-name="gr6" draw:text-style-name="P3" draw:layer="layout" svg:width="0.135cm" svg:height="0.554cm" svg:x="11.225cm" svg:y="14.091cm" svg:viewBox="0 0 136 555" svg:d="M23 368v-144l87-31v142zM23 0h-23l4 428 106-37v164h26l-7-425-106 37z">
          <text:p/>
        </draw:path>
        <draw:g>
          <draw:line draw:style-name="gr13" draw:text-style-name="P6" draw:layer="layout" svg:x1="12.32cm" svg:y1="15.698cm" svg:x2="12.32cm" svg:y2="15.107cm">
            <text:p/>
          </draw:line>
          <draw:path draw:style-name="gr6" draw:text-style-name="P3" draw:layer="layout" svg:width="0.223cm" svg:height="0.182cm" svg:x="12.306cm" svg:y="14.983cm" svg:viewBox="0 0 224 183" svg:d="M54 29c-52 36-70 94-39 129s101 33 154-2c53-37 71-95 39-130-31-35-99-34-154 3z">
            <text:p/>
          </draw:path>
        </draw:g>
        <draw:g>
          <draw:line draw:style-name="gr13" draw:text-style-name="P6" draw:layer="layout" svg:x1="12.526cm" svg:y1="14.25cm" svg:x2="12.526cm" svg:y2="13.835cm">
            <text:p/>
          </draw:line>
          <draw:path draw:style-name="gr6" draw:text-style-name="P3" draw:layer="layout" svg:width="0.224cm" svg:height="0.182cm" svg:x="12.31cm" svg:y="14.189cm" svg:viewBox="0 0 225 183" svg:d="M55 28c-53 36-71 94-40 129s101 33 154-3c54-36 72-94 40-128-31-36-100-35-154 2z">
            <text:p/>
          </draw:path>
        </draw:g>
        <draw:g>
          <draw:line draw:style-name="gr15" draw:text-style-name="P5" draw:layer="layout" svg:x1="12.525cm" svg:y1="12.628cm" svg:x2="12.525cm" svg:y2="12.037cm">
            <text:p/>
          </draw:line>
          <draw:path draw:style-name="gr6" draw:text-style-name="P3" draw:layer="layout" svg:width="0.224cm" svg:height="0.181cm" svg:x="12.31cm" svg:y="12.568cm" svg:viewBox="0 0 225 182" svg:d="M55 29c-53 36-71 94-40 129 31 34 101 32 154-3 54-36 72-94 40-129-31-35-100-35-154 3z">
            <text:p/>
          </draw:path>
        </draw:g>
        <draw:g>
          <draw:line draw:style-name="gr13" draw:text-style-name="P6" draw:layer="layout" svg:x1="12.303cm" svg:y1="13.507cm" svg:x2="12.303cm" svg:y2="13.044cm">
            <text:p/>
          </draw:line>
          <draw:path draw:style-name="gr6" draw:text-style-name="P3" draw:layer="layout" svg:width="0.224cm" svg:height="0.182cm" svg:x="12.289cm" svg:y="12.921cm" svg:viewBox="0 0 225 183" svg:d="M55 28c-53 37-71 95-40 129 31 35 102 33 154-2 54-37 72-95 40-129-31-36-99-35-154 2z">
            <text:p/>
          </draw:path>
        </draw:g>
        <draw:path draw:style-name="gr6" draw:text-style-name="P3" draw:layer="layout" svg:width="0.168cm" svg:height="0.542cm" svg:x="12.008cm" svg:y="14.009cm" svg:viewBox="0 0 169 543" svg:d="M138 511v-141l31-14v-63l-31 13v-115l31-14v-62l-31 13v-128h-23v139l-61 27v-131h-23v142l-31 14v62l31-12v117l-31 12v64l31-12v121h23v-134l61-29v131zM115 317l-61 28v-115l61-27z">
          <text:p/>
        </draw:path>
        <draw:g>
          <draw:line draw:style-name="gr13" draw:text-style-name="P6" draw:layer="layout" svg:x1="13.108cm" svg:y1="13.552cm" svg:x2="13.108cm" svg:y2="13.133cm">
            <text:p/>
          </draw:line>
          <draw:path draw:style-name="gr6" draw:text-style-name="P3" draw:layer="layout" svg:width="0.224cm" svg:height="0.182cm" svg:x="13.093cm" svg:y="13.009cm" svg:viewBox="0 0 225 183" svg:d="M55 28c-53 36-71 95-40 130 32 34 101 33 153-3 55-36 73-95 41-130-31-34-100-33-154 3z">
            <text:p/>
          </draw:path>
        </draw:g>
        <draw:g>
          <draw:line draw:style-name="gr13" draw:text-style-name="P6" draw:layer="layout" svg:x1="13.911cm" svg:y1="15.963cm" svg:x2="13.911cm" svg:y2="15.46cm">
            <text:p/>
          </draw:line>
          <draw:path draw:style-name="gr6" draw:text-style-name="P3" draw:layer="layout" svg:width="0.224cm" svg:height="0.182cm" svg:x="13.898cm" svg:y="15.336cm" svg:viewBox="0 0 225 183" svg:d="M56 29c-54 36-72 94-41 129 32 35 101 33 154-2 54-38 72-95 40-130-31-35-100-34-153 3z">
            <text:p/>
          </draw:path>
        </draw:g>
        <draw:g>
          <draw:line draw:style-name="gr13" draw:text-style-name="P6" draw:layer="layout" svg:x1="14.113cm" svg:y1="14.161cm" svg:x2="14.113cm" svg:y2="13.746cm">
            <text:p/>
          </draw:line>
          <draw:path draw:style-name="gr6" draw:text-style-name="P3" draw:layer="layout" svg:width="0.224cm" svg:height="0.182cm" svg:x="13.898cm" svg:y="14.101cm" svg:viewBox="0 0 225 183" svg:d="M56 28c-54 37-72 96-41 130 32 35 101 33 154-2 54-37 72-96 40-130-31-35-100-34-153 2z">
            <text:p/>
          </draw:path>
        </draw:g>
        <draw:g>
          <draw:line draw:style-name="gr15" draw:text-style-name="P5" draw:layer="layout" svg:x1="13.911cm" svg:y1="13.635cm" svg:x2="13.911cm" svg:y2="13.221cm">
            <text:p/>
          </draw:line>
          <draw:path draw:style-name="gr6" draw:text-style-name="P3" draw:layer="layout" svg:width="0.224cm" svg:height="0.181cm" svg:x="13.898cm" svg:y="13.097cm" svg:viewBox="0 0 225 182" svg:d="M56 29c-54 36-72 94-41 129 32 34 101 33 154-3 54-36 72-94 40-130-31-34-100-33-153 4z">
            <text:p/>
          </draw:path>
        </draw:g>
        <draw:g>
          <draw:line draw:style-name="gr15" draw:text-style-name="P5" draw:layer="layout" svg:x1="14.134cm" svg:y1="12.716cm" svg:x2="14.134cm" svg:y2="12.125cm">
            <text:p/>
          </draw:line>
          <draw:path draw:style-name="gr6" draw:text-style-name="P3" draw:layer="layout" svg:width="0.224cm" svg:height="0.182cm" svg:x="13.919cm" svg:y="12.656cm" svg:viewBox="0 0 225 183" svg:d="M56 28c-54 36-72 95-41 130 32 35 101 33 154-3s72-95 40-129c-32-35-100-34-153 2z">
            <text:p/>
          </draw:path>
        </draw:g>
        <draw:path draw:style-name="gr6" draw:text-style-name="P3" draw:layer="layout" svg:width="0.459cm" svg:height="0.284cm" svg:x="13.793cm" svg:y="16.07cm" svg:viewBox="0 0 460 285" svg:d="M460 11h-17c-1 31-7 49-19 77-31 73-105 122-194 122s-158-40-193-122c-14-31-19-66-19-77h-18v29c0 4 2 24 5 39 20 117 104 206 225 206 119 0 205-89 226-206 3-15 4-34 4-39zM230 84c24 0 42-19 42-42s-19-42-42-42c-22 0-42 19-42 42s18 42 42 42z">
          <text:p/>
        </draw:path>
        <draw:path draw:style-name="gr6" draw:text-style-name="P3" draw:layer="layout" svg:width="0.459cm" svg:height="0.283cm" svg:x="13.793cm" svg:y="11.732cm" svg:viewBox="0 0 460 284" svg:d="M443 274h17v-30c0-5-1-24-4-39-21-116-107-205-226-205-121 0-205 89-225 205-3 15-5 36-5 39v30h18c0-11 5-47 19-78 35-81 104-120 193-120s163 47 194 120c12 28 18 47 19 78zM273 243c0-24-19-43-43-43s-43 19-43 43c0 23 19 41 43 41s43-18 43-41z">
          <text:p/>
        </draw:path>
        <draw:path draw:style-name="gr6" draw:text-style-name="P3" draw:layer="layout" svg:width="0.214cm" svg:height="1.612cm" svg:x="2.086cm" svg:y="13.817cm" svg:viewBox="0 0 215 1613" svg:d="M62 0h-55c2 3 6 7 7 11 37 40 76 87 96 154 10 38 17 64 17 105 0 31-3 50-5 79-7 67-20 109-35 174-18 71-46 131-59 182-19 83-28 130-28 214 0 45 5 73 9 116 7 64 21 102 33 167 9 42 27 100 46 162 25 78 59 166 79 199 12 22 26 55 46 49 10-2-18-52-28-83-16-49-30-79-42-129-18-70-32-121-42-198-11-85-14-149-14-225 0-22 3-40 5-62 3-40 9-67 18-107 7-34 10-23 28-91 14-56 27-87 38-143 16-82 28-131 28-215 0-90-16-148-56-228-24-51-70-113-83-120z">
          <text:p/>
        </draw:path>
        <draw:path draw:style-name="gr6" draw:text-style-name="P3" draw:layer="layout" svg:width="0.214cm" svg:height="1.612cm" svg:x="2.086cm" svg:y="12.219cm" svg:viewBox="0 0 215 1613" svg:d="M62 1613h-55c2-3 6-7 7-11 37-40 76-87 96-155 10-38 17-64 17-105 0-31-3-49-5-79-7-67-20-109-35-174-18-71-46-131-59-182-19-83-28-130-28-214 0-45 5-73 9-116 7-64 21-102 33-167 9-42 27-100 46-162 25-78 59-165 79-198 12-22 26-55 46-49 10 2-18 52-28 83-16 48-30 78-42 128-18 70-32 121-42 198-11 85-14 149-14 225 0 22 3 40 5 62 3 40 9 67 18 107 7 34 10 23 28 91 14 56 27 87 38 143 16 82 28 131 28 215 0 90-16 148-56 228-24 52-70 114-83 121z">
          <text:p/>
        </draw:path>
        <draw:path draw:style-name="gr6" draw:text-style-name="P3" draw:layer="layout" svg:width="0.86cm" svg:height="0.896cm" svg:x="2.512cm" svg:y="16.816cm" svg:viewBox="0 0 861 897" svg:d="M791 283l-437-84v-109l439 94zM650 755c-65 22-106 52-106 52 0 0 22-49 102-73s127-9 127-9c0 0-55 8-123 30zM157 673c-65 21-106 51-106 51 0 0 22-48 102-73 81-24 128-9 128-9 0 0-56 8-124 31zM296 0l-2 77h1l-17 518c0 0-394 77-244 191 92 70 214-3 293-47 41-22 26-64 26-97 1-39 0-78 1-118 2-78 0-157 0-235 1-18 0-35 0-53l436 93-10 351c0 0-394 76-243 190 55 41 132 29 195 6 67-25 132-59 128-122-3-47-1-94-2-142-2-112 1-224-1-336 0-26 0-52 0-78l4-75z">
          <text:p/>
        </draw:path>
        <draw:path draw:style-name="gr7" draw:text-style-name="P4" draw:layer="layout" svg:width="0.261cm" svg:height="0.094cm" svg:x="3.05cm" svg:y="17.536cm" svg:viewBox="0 0 262 95" svg:d="M262 3c0 0-168 19-262 92 0 0 39-115 262-92z">
          <text:p/>
        </draw:path>
        <draw:path draw:style-name="gr8" draw:text-style-name="P5" draw:layer="layout" svg:width="0.261cm" svg:height="0.094cm" svg:x="3.05cm" svg:y="17.536cm" svg:viewBox="0 0 262 95" svg:d="M262 3c0 0-168 19-262 92 0 0 39-115 262-92z">
          <text:p/>
        </draw:path>
        <draw:path draw:style-name="gr7" draw:text-style-name="P4" draw:layer="layout" svg:width="0.262cm" svg:height="0.094cm" svg:x="2.555cm" svg:y="17.451cm" svg:viewBox="0 0 263 95" svg:d="M263 3c0 0-168 20-263 92 0 0 40-115 263-92z">
          <text:p/>
        </draw:path>
        <draw:path draw:style-name="gr8" draw:text-style-name="P5" draw:layer="layout" svg:width="0.262cm" svg:height="0.094cm" svg:x="2.555cm" svg:y="17.451cm" svg:viewBox="0 0 263 95" svg:d="M263 3c0 0-168 20-263 92 0 0 40-115 263-92z">
          <text:p/>
        </draw:path>
        <draw:frame draw:style-name="gr17" draw:text-style-name="P2" draw:layer="layout" svg:width="6.716cm" svg:height="0.48cm" svg:x="4.629cm" svg:y="10.649cm">
          <draw:text-box>
            <text:p text:style-name="P1"><text:span text:style-name="T1">Bach, “Herr Jesu Christ, du höchstes Gut”</text:span></text:p>
          </draw:text-box>
        </draw:frame>
        <draw:frame draw:style-name="gr10" draw:text-style-name="P2" draw:layer="layout" svg:width="0.582cm" svg:height="0.48cm" svg:x="3.798cm" svg:y="17.036cm">
          <draw:text-box>
            <text:p text:style-name="P1"><text:span text:style-name="T3"><text:s text:c="2"/></text:span><text:span text:style-name="T3">3. </text:span></text:p>
          </draw:text-box>
        </draw:frame>
        <draw:frame draw:style-name="gr2" draw:text-style-name="P2" draw:layer="layout" svg:width="0.352cm" svg:height="0.48cm" svg:x="4.624cm" svg:y="17.036cm">
          <draw:text-box>
            <text:p text:style-name="P1"><text:span text:style-name="T3"><text:s/></text:span></text:p>
          </draw:text-box>
        </draw:frame>
        <draw:path draw:style-name="gr6" draw:text-style-name="P3" draw:layer="layout" svg:width="0.419cm" svg:height="0.198cm" svg:x="6.783cm" svg:y="18.012cm" svg:viewBox="0 0 420 199" svg:d="M420 190c-105-127-262-190-420-190v47c158 0 297 41 409 152z">
          <text:p/>
        </draw:path>
        <draw:path draw:style-name="gr6" draw:text-style-name="P3" draw:layer="layout" svg:width="0.42cm" svg:height="0.198cm" svg:x="6.363cm" svg:y="18.012cm" svg:viewBox="0 0 421 199" svg:d="M0 190c105-127 263-190 421-190v47c-158 0-298 41-410 152z">
          <text:p/>
        </draw:path>
        <draw:path draw:style-name="gr6" draw:text-style-name="P3" draw:layer="layout" svg:width="0.419cm" svg:height="0.199cm" svg:x="6.783cm" svg:y="21.952cm" svg:viewBox="0 0 420 200" svg:d="M420 191c-105-128-262-191-420-191v48c158 0 297 41 409 152z">
          <text:p/>
        </draw:path>
        <draw:path draw:style-name="gr6" draw:text-style-name="P3" draw:layer="layout" svg:width="0.42cm" svg:height="0.199cm" svg:x="6.363cm" svg:y="21.952cm" svg:viewBox="0 0 421 200" svg:d="M0 191c105-128 263-191 421-191v48c-158 0-298 41-410 152z">
          <text:p/>
        </draw:path>
        <draw:path draw:style-name="gr6" draw:text-style-name="P3" draw:layer="layout" svg:width="0.42cm" svg:height="0.193cm" svg:x="10.388cm" svg:y="23.658cm" svg:viewBox="0 0 421 194" svg:d="M421 185c-105-124-264-185-421-185v48c157 0 298 39 410 146z">
          <text:p/>
        </draw:path>
        <draw:path draw:style-name="gr6" draw:text-style-name="P3" draw:layer="layout" svg:width="0.42cm" svg:height="0.193cm" svg:x="9.968cm" svg:y="23.658cm" svg:viewBox="0 0 421 194" svg:d="M0 185c105-124 262-185 421-185v48c-159 0-298 39-410 146z">
          <text:p/>
        </draw:path>
        <draw:line draw:style-name="gr15" draw:text-style-name="P5" draw:layer="layout" svg:x1="4.463cm" svg:y1="18.804cm" svg:x2="4.463cm" svg:y2="18.213cm">
          <text:p/>
        </draw:line>
        <draw:line draw:style-name="gr11" draw:text-style-name="P5" draw:layer="layout" svg:x1="4.375cm" svg:y1="18.182cm" svg:x2="4.789cm" svg:y2="18.182cm">
          <text:p/>
        </draw:line>
        <draw:path draw:style-name="gr15" draw:text-style-name="P5" draw:layer="layout" svg:width="1.623cm" svg:height="6.515cm" svg:x="4.463cm" svg:y="18.302cm" svg:viewBox="0 0 1624 6516" svg:d="M0 4482v-591M0 6428v-591M811 2712v-590M811 6164v-591M1624 590v-590M1624 4571v-592M1624 6516v-590">
          <text:p/>
        </draw:path>
        <draw:path draw:style-name="gr12" draw:text-style-name="P5" draw:layer="layout" svg:width="0cm" svg:height="6.301cm" svg:x="6.91cm" svg:y="18.346cm" svg:viewBox="0 0 0 6302" svg:d="M0 730v-730M0 2587v-1882M0 4445v-1882M0 6302v-1882">
          <text:p/>
        </draw:path>
        <draw:path draw:style-name="gr15" draw:text-style-name="P5" draw:layer="layout" svg:width="2.434cm" svg:height="6.604cm" svg:x="7.257cm" svg:y="18.302cm" svg:viewBox="0 0 2435 6605" svg:d="M0 590v-590M0 2801v-591M0 4570v-591M0 6252v-591M811 679v-591M811 4658v-591M811 6605v-591M1624 2889v-591M1846 6303v-591M2435 767v-591M2435 4393v-590M2435 6340v-591">
          <text:p/>
        </draw:path>
        <draw:path draw:style-name="gr12" draw:text-style-name="P5" draw:layer="layout" svg:width="0cm" svg:height="6.301cm" svg:x="10.515cm" svg:y="18.346cm" svg:viewBox="0 0 0 6302" svg:d="M0 730v-730M0 2587v-1882M0 4445v-1882M0 6302v-1882">
          <text:p/>
        </draw:path>
        <draw:path draw:style-name="gr15" draw:text-style-name="P5" draw:layer="layout" svg:width="0.812cm" svg:height="6.465cm" svg:x="10.862cm" svg:y="18.176cm" svg:viewBox="0 0 813 6466" svg:d="M224 591v-591M0 2927v-591M0 4697v-592M0 6466v-591M813 981v-591">
          <text:p/>
        </draw:path>
        <draw:polygon draw:style-name="gr6" draw:text-style-name="P3" draw:layer="layout" svg:width="0.58cm" svg:height="0.13cm" svg:x="11.896cm" svg:y="19.997cm" svg:viewBox="0 0 581 131" draw:points="0,131 581,86 581,0 0,44">
          <text:p/>
        </draw:polygon>
        <draw:path draw:style-name="gr15" draw:text-style-name="P5" draw:layer="layout" svg:width="0.222cm" svg:height="2.919cm" svg:x="11.674cm" svg:y="20.041cm" svg:viewBox="0 0 223 2920" svg:d="M223 584v-584M0 2920v-591">
          <text:p/>
        </draw:path>
        <draw:polygon draw:style-name="gr6" draw:text-style-name="P3" draw:layer="layout" svg:width="0.58cm" svg:height="0.131cm" svg:x="11.665cm" svg:y="24.549cm" svg:viewBox="0 0 581 132" draw:points="0,132 581,88 581,0 0,44">
          <text:p/>
        </draw:polygon>
        <draw:path draw:style-name="gr15" draw:text-style-name="P5" draw:layer="layout" svg:width="2.774cm" svg:height="6.026cm" svg:x="11.674cm" svg:y="18.654cm" svg:viewBox="0 0 2775 6027" svg:d="M0 6027v-542M802 1882v-539M580 5983v-586M1384 2235v-591M1161 3954v-591M1161 5900v-591M1973 591v-591M2195 5863v-591M2775 1971v-591M2553 3954v-591">
          <text:p/>
        </draw:path>
        <draw:path draw:style-name="gr12" draw:text-style-name="P5" draw:layer="layout" svg:width="0cm" svg:height="6.301cm" svg:x="14.819cm" svg:y="18.346cm" svg:viewBox="0 0 0 6302" svg:d="M0 730v-730M0 2587v-1882M0 4445v-1882M0 6302v-1882">
          <text:p/>
        </draw:path>
        <draw:path draw:style-name="gr15" draw:text-style-name="P5" draw:layer="layout" svg:width="0.238cm" svg:height="6.34cm" svg:x="15.166cm" svg:y="18.566cm" svg:viewBox="0 0 239 6341" svg:d="M0 591v-591M239 2235v-591M0 4042v-592M0 6341v-591">
          <text:p/>
        </draw:path>
        <draw:path draw:style-name="gr12" draw:text-style-name="P5" draw:layer="layout" svg:width="0cm" svg:height="6.301cm" svg:x="17.466cm" svg:y="18.346cm" svg:viewBox="0 0 0 6302" svg:d="M0 730v-730M0 2587v-1882M0 4445v-1882M0 6302v-1882">
          <text:p/>
        </draw:path>
        <draw:path draw:style-name="gr14" draw:text-style-name="P5" draw:layer="layout" svg:width="15.24cm" svg:height="6.278cm" svg:x="2.246cm" svg:y="18.358cm" svg:viewBox="0 0 15241 6279" svg:d="M0 706h15241M0 529h15241M0 353h15241M0 176h15241M0 0h15241M0 2563h15241M0 2387h15241M0 2210h15241M0 2034h15241M0 1857h15241M0 4421h15241M0 4245h15241M0 4069h15241M0 3892h15241M0 3716h15241M0 6279h15241M0 6102h15241M0 5926h15241M0 5750h15241M0 5573h15241">
          <text:p/>
        </draw:path>
        <draw:line draw:style-name="gr12" draw:text-style-name="P5" draw:layer="layout" svg:x1="2.246cm" svg:y1="24.648cm" svg:x2="2.246cm" svg:y2="18.346cm">
          <text:p/>
        </draw:line>
        <draw:line draw:style-name="gr18" draw:text-style-name="P5" draw:layer="layout" svg:x1="2.129cm" svg:y1="24.722cm" svg:x2="2.129cm" svg:y2="18.272cm">
          <text:p/>
        </draw:line>
        <draw:path draw:style-name="gr6" draw:text-style-name="P3" draw:layer="layout" svg:width="0.468cm" svg:height="1.315cm" svg:x="2.357cm" svg:y="18.036cm" svg:viewBox="0 0 469 1316" svg:d="M407 807c-24-46-81-72-132-68l61 259c88-35 108-123 71-191zM325 316c53-113-1-195-10-237-65 42-99 83-125 156-29 81-18 141 6 226l6 21c47-46 91-98 123-166zM54 811c-3 111 87 217 226 201 13-2 25-3 36-7l-1-4-63-258c-18 5-36 16-49 31-41 50-32 124 29 164l-4 15c-69-33-125-123-81-206 21-43 52-67 86-78l-27-94c-75 69-148 130-152 236zM465 790c19 106-29 193-124 228l5 19c23 103 50 236-77 272-95 28-185-29-183-108 2-56 37-95 89-94 58 2 94 30 89 97-6 74-85 64-85 75s31 21 51 17c143-25 130-99 90-271-21 5-43 10-68 10-47 2-252-40-252-256 0-121 92-191 185-280l-4-13c-31-112-60-174-32-296 13-53 67-139 146-190 71 130 124 205 65 374-26 80-80 135-135 185l30 105c92-17 197 53 210 126z">
          <text:p/>
        </draw:path>
        <draw:path draw:style-name="gr6" draw:text-style-name="P3" draw:layer="layout" svg:width="0.468cm" svg:height="1.316cm" svg:x="2.357cm" svg:y="19.893cm" svg:viewBox="0 0 469 1317" svg:d="M407 808c-24-45-81-72-132-68l61 260c88-36 108-123 71-192zM325 317c53-114-1-196-10-237-65 41-99 83-125 155-29 82-18 141 6 226l6 22c47-46 91-99 123-166zM54 813c-3 110 87 217 226 200 13-1 25-3 36-7l-1-4-63-257c-18 5-36 15-49 31-41 49-32 123 29 164l-4 15c-69-33-125-123-81-207 21-42 52-67 86-78l-27-94c-75 69-148 130-152 237zM465 791c19 106-29 194-124 228l5 19c23 102 50 236-77 272-95 27-185-30-183-109 2-55 37-94 89-93 58 1 94 29 89 96-6 75-85 64-85 76 0 10 31 20 51 17 143-25 130-100 90-271-21 5-43 9-68 10-47 2-252-40-252-256 0-121 92-190 185-280l-4-14c-31-112-60-174-32-296 13-52 67-139 146-190 71 131 124 205 65 374-26 80-80 136-135 186l30 105c92-16 197 54 210 126z">
          <text:p/>
        </draw:path>
        <draw:path draw:style-name="gr6" draw:text-style-name="P3" draw:layer="layout" svg:width="0.474cm" svg:height="0.731cm" svg:x="2.357cm" svg:y="22.06cm" svg:viewBox="0 0 475 732" svg:d="M258 399c7 15 15 23 23 38 7-7 11-10 19-14 16-9 29-15 49-15 14 0 37 4 57 16 27 15 43 34 56 64 11 25 13 42 13 70 0 30-2 49-13 77-13 38-33 59-69 78-20 11-21 12-36 15-13 2-21 4-35 3-37-2-70-13-94-33-19-17-34-32-33-58 1-21 8-37 26-47 15-8 31-10 46-1s22 23 20 41c-1 14-6 25-20 32s-22 1-28 6c-10 10 6 26 20 29 28 9 62 18 94 3 29-15 39-52 41-88 2-32 5-46 5-76 0-21-1-48-4-60-4-22-15-36-32-44-34-16-80 13-96 52-7 17-16 51-16 52l-2 6c-1 4-4 6-9 6-3 0-6-2-7-6v-25c0-14-7-41-15-60s-14-31-24-48c-12-18-20-29-33-45h71c10 12 19 20 26 32zM194 319c10-16 16-28 24-47 8-20 15-46 15-60v-27c1-4 4-5 7-5 5 0 8 1 9 6l2 6c0 1 9 35 16 54 16 38 62 66 96 51 17-8 28-23 32-45 3-12 4-38 4-61 0-29-3-44-5-76-2-36-12-72-41-87-32-15-66-6-94 2-14 4-29 20-20 30 6 5 14 0 28 6 13 7 19 18 20 32 2 18-5 32-20 41s-31 7-46-1c-18-9-25-27-26-47-1-26 14-42 33-59 24-20 57-29 94-32 13-1 20 1 34 3 14 3 17 4 37 14 36 19 56 41 69 79 11 28 13 47 13 77 0 27-2 47-13 72-13 29-29 47-56 63-20 11-43 15-57 15-20 0-33-6-49-14-8-5-12-8-19-14-8 14-16 23-23 38-7 12-16 21-26 34h-71c13-18 21-29 33-48zM149 720h-22v-708h22zM79 720h-79v-708h79z">
          <text:p/>
        </draw:path>
        <draw:path draw:style-name="gr6" draw:text-style-name="P3" draw:layer="layout" svg:width="0.528cm" svg:height="0.612cm" svg:x="2.315cm" svg:y="23.925cm" svg:viewBox="0 0 529 613" svg:d="M486 311c-24 0-43-22-41-46 2-22 20-38 41-38 22 0 39 20 39 41 1 23-16 43-39 43zM486 136c-23 0-43-21-42-44s20-40 42-40c24 0 43 18 43 41 0 24-19 43-43 43zM119 122c16-4 52-5 65 29 18 50-8 88-34 98-44 17-108-20-108-71-1-56 22-110 80-152 32-24 139-46 205 7 146 117 85 339-71 466-68 55-146 108-256 114v-22c37-6 58-13 92-27 111-51 178-147 223-254 52-125-6-318-150-280-61 16-90 88-75 106 1 1 10-9 29-14z">
          <text:p/>
        </draw:path>
        <draw:path draw:style-name="gr6" draw:text-style-name="P3" draw:layer="layout" svg:width="0.168cm" svg:height="0.541cm" svg:x="2.944cm" svg:y="18.087cm" svg:viewBox="0 0 169 542" svg:d="M114 203l-60 28v114l60-28zM114 511v-132l-60 30v133h-23v-121l-31 12v-64l31-12v-116l-31 12v-62l31-14v-143h23v133l60-28v-139h23v129l32-14v62l-32 14v116l32-14v62l-32 14v142z">
          <text:p/>
        </draw:path>
        <draw:path draw:style-name="gr6" draw:text-style-name="P3" draw:layer="layout" svg:width="0.167cm" svg:height="0.541cm" svg:x="3.151cm" svg:y="18.351cm" svg:viewBox="0 0 168 542" svg:d="M115 202l-62 28v115l62-27zM115 511v-131l-62 29v133h-22v-121l-31 12v-64l31-12v-117l-31 13v-63l31-13v-142h22v131l62-27v-139h22v128l31-14v63l-31 13v116l31-14v64l-31 13v142z">
          <text:p/>
        </draw:path>
        <draw:path draw:style-name="gr6" draw:text-style-name="P3" draw:layer="layout" svg:width="0.168cm" svg:height="0.541cm" svg:x="2.944cm" svg:y="19.944cm" svg:viewBox="0 0 169 542" svg:d="M114 202l-60 28v115l60-29zM114 511v-131l-60 29v133h-23v-121l-31 12v-64l31-12v-117l-31 12v-62l31-14v-141h23v131l60-28v-138h23v128l32-14v62l-32 14v116l32-14v63l-32 14v142z">
          <text:p/>
        </draw:path>
        <draw:path draw:style-name="gr6" draw:text-style-name="P3" draw:layer="layout" svg:width="0.167cm" svg:height="0.541cm" svg:x="3.151cm" svg:y="20.209cm" svg:viewBox="0 0 168 542" svg:d="M115 203l-62 27v115l62-28zM115 511v-132l-62 30v133h-22v-121l-31 12v-64l31-12v-116l-31 12v-62l31-14v-143h22v133l62-28v-139h22v129l31-14v62l-31 14v116l31-14v62l-31 14v142z">
          <text:p/>
        </draw:path>
        <draw:path draw:style-name="gr6" draw:text-style-name="P3" draw:layer="layout" svg:width="0.168cm" svg:height="0.541cm" svg:x="2.944cm" svg:y="21.89cm" svg:viewBox="0 0 169 542" svg:d="M114 203l-60 27v115l60-28zM114 511v-132l-60 30v133h-23v-121l-31 12v-64l31-12v-116l-31 12v-62l31-14v-142h23v132l60-28v-139h23v128l32-13v62l-32 14v116l32-14v62l-32 14v142z">
          <text:p/>
        </draw:path>
        <draw:path draw:style-name="gr6" draw:text-style-name="P3" draw:layer="layout" svg:width="0.167cm" svg:height="0.541cm" svg:x="3.151cm" svg:y="22.154cm" svg:viewBox="0 0 168 542" svg:d="M115 202l-62 28v115l62-28zM115 511v-131l-62 29v133h-22v-121l-31 12v-64l31-12v-117l-31 13v-63l31-14v-141h22v131l62-28v-138h22v128l31-14v62l-31 14v117l31-15v64l-31 13v142z">
          <text:p/>
        </draw:path>
        <draw:path draw:style-name="gr6" draw:text-style-name="P3" draw:layer="layout" svg:width="0.168cm" svg:height="0.541cm" svg:x="2.944cm" svg:y="23.835cm" svg:viewBox="0 0 169 542" svg:d="M114 202l-60 28v115l60-27zM114 511v-131l-60 29v133h-23v-121l-31 12v-64l31-12v-116l-31 13v-64l31-14v-141h23v131l60-28v-138h23v128l32-14v62l-32 14v117l32-14v63l-32 13v142z">
          <text:p/>
        </draw:path>
        <draw:path draw:style-name="gr6" draw:text-style-name="P3" draw:layer="layout" svg:width="0.167cm" svg:height="0.541cm" svg:x="3.151cm" svg:y="24.1cm" svg:viewBox="0 0 168 542" svg:d="M115 202l-62 28v114l62-28zM115 510v-132l-62 30v134h-22v-122l-31 12v-64l31-12v-116l-31 12v-62l31-14v-142h22v132l62-28v-138h22v128l31-14v62l-31 14v116l31-14v62l-31 14v142z">
          <text:p/>
        </draw:path>
        <draw:path draw:style-name="gr6" draw:text-style-name="P3" draw:layer="layout" svg:width="0.184cm" svg:height="0.558cm" svg:x="3.644cm" svg:y="18.45cm" svg:viewBox="0 0 185 559" svg:d="M134 171l-28 81c-6 20-19 44-17 62 1 20 19 37 34 55l62 68-11 12-9-6c-30-19-71-16-90 3-27 27-13 65 15 92l6 7-14 14-15-14c-22-23-94-95-57-145 11-15 48-23 80-21l10 1-89-102 34-98c7-21 17-34 19-56 3-23-12-36-24-55l-36-57 18-12z">
          <text:p/>
        </draw:path>
        <draw:polygon draw:style-name="gr6" draw:text-style-name="P3" draw:layer="layout" svg:width="0.208cm" svg:height="0.094cm" svg:x="3.643cm" svg:y="20.48cm" svg:viewBox="0 0 209 95" draw:points="209,95 0,95 0,0 209,0">
          <text:p/>
        </draw:polygon>
        <draw:path draw:style-name="gr6" draw:text-style-name="P3" draw:layer="layout" svg:width="0.184cm" svg:height="0.558cm" svg:x="3.644cm" svg:y="22.165cm" svg:viewBox="0 0 185 559" svg:d="M134 171l-28 80c-6 20-19 43-17 61 1 21 19 38 34 56l62 69-11 11-9-6c-30-20-71-16-90 4-27 27-13 65 15 92l6 6-14 15-15-15c-22-22-94-94-57-145 11-16 48-23 80-21l10 1-89-102 34-98c7-20 17-33 19-55 3-23-12-36-24-55l-36-57 18-12z">
          <text:p/>
        </draw:path>
        <draw:path draw:style-name="gr6" draw:text-style-name="P3" draw:layer="layout" svg:width="0.184cm" svg:height="0.558cm" svg:x="3.644cm" svg:y="24.022cm" svg:viewBox="0 0 185 559" svg:d="M134 171l-28 81c-6 20-19 44-17 62 1 21 19 37 34 55l62 68-11 12-9-6c-30-19-71-16-90 3-27 27-13 65 15 93l6 6-14 14-15-14c-22-23-94-95-57-145 11-15 48-23 80-20h10l-89-102 34-98c7-21 17-34 19-56 3-23-12-36-24-55l-36-57 18-12z">
          <text:p/>
        </draw:path>
        <draw:path draw:style-name="gr6" draw:text-style-name="P3" draw:layer="layout" svg:width="0.257cm" svg:height="0.215cm" svg:x="4.454cm" svg:y="18.074cm" svg:viewBox="0 0 258 216" svg:d="M107 73c-40 23-95 58-70 94 20 31 77-3 118-27 52-31 89-64 72-92-24-38-99 13-120 25zM12 176c-68-124 180-238 235-138 66 119-175 244-235 138z">
          <text:p/>
        </draw:path>
        <draw:path draw:style-name="gr6" draw:text-style-name="P3" draw:layer="layout" svg:width="0.257cm" svg:height="0.215cm" svg:x="4.454cm" svg:y="22.053cm" svg:viewBox="0 0 258 216" svg:d="M107 73c-40 22-95 57-70 93 20 31 77-3 118-27 52-30 89-63 72-91-24-38-99 13-120 25zM12 175c-68-122 180-237 235-137 66 118-175 245-235 137z">
          <text:p/>
        </draw:path>
        <draw:path draw:style-name="gr6" draw:text-style-name="P3" draw:layer="layout" svg:width="0.224cm" svg:height="0.182cm" svg:x="4.449cm" svg:y="24.015cm" svg:viewBox="0 0 225 183" svg:d="M209 26c32 35 14 92-40 130-53 35-122 37-154 2-31-35-13-93 40-129 54-37 123-38 154-3z">
          <text:p/>
        </draw:path>
        <draw:path draw:style-name="gr6" draw:text-style-name="P3" draw:layer="layout" svg:width="0.256cm" svg:height="0.216cm" svg:x="5.266cm" svg:y="20.284cm" svg:viewBox="0 0 257 217" svg:d="M105 74c-40 22-93 57-70 93 21 31 78-3 118-27 52-30 90-63 72-91-23-39-98 13-120 25zM12 176c-70-123 179-238 234-137 65 118-176 245-234 137z">
          <text:p/>
        </draw:path>
        <draw:path draw:style-name="gr6" draw:text-style-name="P3" draw:layer="layout" svg:width="0.224cm" svg:height="0.182cm" svg:x="5.261cm" svg:y="23.75cm" svg:viewBox="0 0 225 183" svg:d="M209 25c32 36 13 94-41 130-53 36-122 37-153 3-31-35-13-93 40-130 53-36 121-37 154-3z">
          <text:p/>
        </draw:path>
        <draw:path draw:style-name="gr6" draw:text-style-name="P3" draw:layer="layout" svg:width="0.224cm" svg:height="0.181cm" svg:x="6.079cm" svg:y="18.178cm" svg:viewBox="0 0 225 182" svg:d="M209 26c32 35 14 93-40 129-52 35-123 37-154 3-31-35-13-93 41-129 54-37 122-38 153-3z">
          <text:p/>
        </draw:path>
        <draw:path draw:style-name="gr6" draw:text-style-name="P3" draw:layer="layout" svg:width="0.224cm" svg:height="0.182cm" svg:x="6.072cm" svg:y="22.157cm" svg:viewBox="0 0 225 183" svg:d="M209 26c32 34 14 92-40 128-53 36-123 38-154 3s-13-93 40-129c55-37 123-38 154-2z">
          <text:p/>
        </draw:path>
        <draw:path draw:style-name="gr6" draw:text-style-name="P3" draw:layer="layout" svg:width="0.224cm" svg:height="0.182cm" svg:x="6.072cm" svg:y="24.103cm" svg:viewBox="0 0 225 183" svg:d="M209 25c32 35 14 94-40 130-53 35-123 37-154 3-31-35-13-93 40-130 55-37 123-37 154-3z">
          <text:p/>
        </draw:path>
        <draw:path draw:style-name="gr6" draw:text-style-name="P3" draw:layer="layout" svg:width="0.224cm" svg:height="0.181cm" svg:x="7.25cm" svg:y="18.178cm" svg:viewBox="0 0 225 182" svg:d="M209 26c33 35 15 93-40 129-52 35-121 37-153 3-32-35-13-93 40-129 54-37 122-38 153-3z">
          <text:p/>
        </draw:path>
        <draw:path draw:style-name="gr6" draw:text-style-name="P3" draw:layer="layout" svg:width="0.257cm" svg:height="0.215cm" svg:x="7.248cm" svg:y="20.372cm" svg:viewBox="0 0 258 216" svg:d="M107 73c-40 22-95 57-71 94 21 31 78-3 119-28 52-30 89-63 72-91-24-38-99 13-120 25zM12 176c-68-123 180-238 235-138 65 118-175 245-235 138z">
          <text:p/>
        </draw:path>
        <draw:path draw:style-name="gr6" draw:text-style-name="P3" draw:layer="layout" svg:width="0.224cm" svg:height="0.182cm" svg:x="7.243cm" svg:y="22.157cm" svg:viewBox="0 0 225 183" svg:d="M209 26c33 34 14 92-40 128-52 36-121 38-153 3s-14-93 40-129c54-37 122-38 153-2z">
          <text:p/>
        </draw:path>
        <draw:path draw:style-name="gr6" draw:text-style-name="P3" draw:layer="layout" svg:width="0.224cm" svg:height="0.182cm" svg:x="7.243cm" svg:y="23.838cm" svg:viewBox="0 0 225 183" svg:d="M209 26c33 34 14 92-40 129-52 36-121 38-153 3-32-36-14-93 40-130 54-36 122-37 153-2z">
          <text:p/>
        </draw:path>
        <draw:path draw:style-name="gr6" draw:text-style-name="P3" draw:layer="layout" svg:width="0.256cm" svg:height="0.215cm" svg:x="8.06cm" svg:y="18.25cm" svg:viewBox="0 0 257 216" svg:d="M105 73c-40 22-93 57-70 94 21 31 78-3 118-27 52-31 89-64 72-92-23-38-98 13-120 25zM12 176c-70-123 179-237 233-138 66 119-175 245-233 138z">
          <text:p/>
        </draw:path>
        <draw:path draw:style-name="gr6" draw:text-style-name="P3" draw:layer="layout" svg:width="0.256cm" svg:height="0.216cm" svg:x="8.06cm" svg:y="22.23cm" svg:viewBox="0 0 257 217" svg:d="M105 74c-40 21-93 57-70 92 21 31 78-2 118-27 52-30 89-63 72-90-23-39-98 13-120 25zM12 176c-70-123 179-238 233-138 66 119-175 245-233 138z">
          <text:p/>
        </draw:path>
        <draw:path draw:style-name="gr6" draw:text-style-name="P3" draw:layer="layout" svg:width="0.224cm" svg:height="0.182cm" svg:x="8.055cm" svg:y="24.191cm" svg:viewBox="0 0 225 183" svg:d="M209 25c32 35 13 93-40 130-53 36-123 37-154 3-31-36-13-94 40-130 54-36 122-37 154-3z">
          <text:p/>
        </draw:path>
        <draw:path draw:style-name="gr6" draw:text-style-name="P3" draw:layer="layout" svg:width="0.256cm" svg:height="0.216cm" svg:x="8.871cm" svg:y="20.46cm" svg:viewBox="0 0 257 217" svg:d="M105 75c-39 21-93 57-70 92 21 31 78-3 119-27 52-30 90-63 73-91-25-39-100 13-122 26zM12 177c-69-124 179-238 234-139 65 120-175 245-234 139z">
          <text:p/>
        </draw:path>
        <draw:path draw:style-name="gr6" draw:text-style-name="P3" draw:layer="layout" svg:width="0.224cm" svg:height="0.181cm" svg:x="8.887cm" svg:y="24.544cm" svg:viewBox="0 0 225 182" svg:d="M209 25c32 35 14 93-40 129-53 36-123 38-154 3s-13-93 40-129c54-37 123-37 154-3z">
          <text:p/>
        </draw:path>
        <draw:path draw:style-name="gr6" draw:text-style-name="P3" draw:layer="layout" svg:width="0.224cm" svg:height="0.182cm" svg:x="9.677cm" svg:y="18.354cm" svg:viewBox="0 0 225 183" svg:d="M209 26c32 34 14 92-39 128s-122 38-154 3c-32-34-13-92 40-129 54-37 122-38 153-2z">
          <text:p/>
        </draw:path>
        <draw:path draw:style-name="gr6" draw:text-style-name="P3" draw:layer="layout" svg:width="0.224cm" svg:height="0.181cm" svg:x="9.677cm" svg:y="21.981cm" svg:viewBox="0 0 225 182" svg:d="M209 26c32 35 14 93-39 129-53 35-122 37-154 3-32-35-13-93 40-129 54-37 122-38 153-3z">
          <text:p/>
        </draw:path>
        <draw:path draw:style-name="gr6" draw:text-style-name="P3" draw:layer="layout" svg:width="0.224cm" svg:height="0.182cm" svg:x="9.677cm" svg:y="23.927cm" svg:viewBox="0 0 225 183" svg:d="M209 26c32 35 14 93-39 130-53 35-122 37-154 2-32-34-13-92 40-130 54-36 122-37 153-2z">
          <text:p/>
        </draw:path>
        <draw:path draw:style-name="gr6" draw:text-style-name="P3" draw:layer="layout" svg:width="0.224cm" svg:height="0.181cm" svg:x="10.87cm" svg:y="18.707cm" svg:viewBox="0 0 225 182" svg:d="M209 25c32 36 14 94-41 130-53 36-122 37-153 3-31-35-13-93 40-129 53-37 123-38 154-4z">
          <text:p/>
        </draw:path>
        <draw:path draw:style-name="gr6" draw:text-style-name="P3" draw:layer="layout" svg:width="0.224cm" svg:height="0.181cm" svg:x="10.856cm" svg:y="20.388cm" svg:viewBox="0 0 225 182" svg:d="M209 25c32 35 13 93-41 129-53 37-122 38-153 4-31-36-13-94 40-130s121-37 154-3z">
          <text:p/>
        </draw:path>
        <draw:path draw:style-name="gr6" draw:text-style-name="P3" draw:layer="layout" svg:width="0.224cm" svg:height="0.182cm" svg:x="10.849cm" svg:y="22.157cm" svg:viewBox="0 0 225 183" svg:d="M209 26c32 34 13 92-41 128-53 36-122 38-153 3s-13-93 40-129c53-37 121-38 154-2z">
          <text:p/>
        </draw:path>
        <draw:path draw:style-name="gr6" draw:text-style-name="P3" draw:layer="layout" svg:width="0.224cm" svg:height="0.182cm" svg:x="10.849cm" svg:y="23.927cm" svg:viewBox="0 0 225 183" svg:d="M209 26c32 35 13 93-41 130-53 35-122 37-153 2-31-34-13-92 40-130 53-36 121-37 154-2z">
          <text:p/>
        </draw:path>
        <draw:path draw:style-name="gr6" draw:text-style-name="P3" draw:layer="layout" svg:width="0.256cm" svg:height="0.216cm" svg:x="11.665cm" svg:y="18.427cm" svg:viewBox="0 0 257 217" svg:d="M105 74c-39 21-93 57-70 92 21 32 78-2 119-26 52-31 90-64 72-91-24-38-99 13-121 25zM12 177c-69-124 179-239 234-139 65 119-175 245-234 139z">
          <text:p/>
        </draw:path>
        <draw:path draw:style-name="gr6" draw:text-style-name="P3" draw:layer="layout" svg:width="0.224cm" svg:height="0.182cm" svg:x="11.681cm" svg:y="20.565cm" svg:viewBox="0 0 225 183" svg:d="M209 26c32 34 14 92-40 129-52 36-122 38-154 2-31-34-13-92 41-129 54-36 122-37 153-2z">
          <text:p/>
        </draw:path>
        <draw:path draw:style-name="gr6" draw:text-style-name="P3" draw:layer="layout" svg:width="0.224cm" svg:height="0.182cm" svg:x="11.66cm" svg:y="22.246cm" svg:viewBox="0 0 225 183" svg:d="M209 26c32 34 14 93-40 130-53 35-123 37-154 2-31-34-13-93 41-130 54-36 122-37 153-2z">
          <text:p/>
        </draw:path>
        <draw:path draw:style-name="gr6" draw:text-style-name="P3" draw:layer="layout" svg:width="0.224cm" svg:height="0.182cm" svg:x="11.66cm" svg:y="24.015cm" svg:viewBox="0 0 225 183" svg:d="M209 26c32 35 14 92-40 130-53 35-123 37-154 2s-13-93 41-129c54-37 122-38 153-3z">
          <text:p/>
        </draw:path>
        <draw:path draw:style-name="gr6" draw:text-style-name="P3" draw:layer="layout" svg:width="0.223cm" svg:height="0.182cm" svg:x="12.261cm" svg:y="20.476cm" svg:viewBox="0 0 224 183" svg:d="M208 26c32 34 14 93-39 129s-123 38-154 3-13-94 39-130c54-36 123-37 154-2z">
          <text:p/>
        </draw:path>
        <draw:path draw:style-name="gr6" draw:text-style-name="P3" draw:layer="layout" svg:width="0.224cm" svg:height="0.182cm" svg:x="12.24cm" svg:y="23.927cm" svg:viewBox="0 0 225 183" svg:d="M209 26c32 35 14 93-39 130-54 35-123 37-154 2-32-34-13-92 39-130 54-36 123-37 154-2z">
          <text:p/>
        </draw:path>
        <draw:path draw:style-name="gr6" draw:text-style-name="P3" draw:layer="layout" svg:width="0.224cm" svg:height="0.182cm" svg:x="12.842cm" svg:y="20.829cm" svg:viewBox="0 0 225 183" svg:d="M209 25c32 35 14 94-41 130-53 36-122 37-153 3-31-35-13-94 40-130s122-37 154-3z">
          <text:p/>
        </draw:path>
        <draw:path draw:style-name="gr6" draw:text-style-name="P3" draw:layer="layout" svg:width="0.088cm" svg:height="0.088cm" svg:x="13.152cm" svg:y="20.789cm" svg:viewBox="0 0 89 89" svg:d="M46 89c-24 0-46-20-46-44 0-25 20-45 44-45s45 20 45 45c0 24-19 44-43 44z">
          <text:p/>
        </draw:path>
        <draw:path draw:style-name="gr6" draw:text-style-name="P3" draw:layer="layout" svg:width="0.224cm" svg:height="0.182cm" svg:x="12.821cm" svg:y="21.893cm" svg:viewBox="0 0 225 183" svg:d="M209 26c33 35 13 94-40 130-53 35-122 37-153 2-32-34-13-93 40-129 53-37 121-38 153-3z">
          <text:p/>
        </draw:path>
        <draw:path draw:style-name="gr6" draw:text-style-name="P3" draw:layer="layout" svg:width="0.088cm" svg:height="0.088cm" svg:x="13.152cm" svg:y="21.941cm" svg:viewBox="0 0 89 89" svg:d="M46 89c-24 0-46-20-46-44 0-25 20-45 44-45s45 20 45 45c0 24-19 44-43 44z">
          <text:p/>
        </draw:path>
        <draw:path draw:style-name="gr6" draw:text-style-name="P3" draw:layer="layout" svg:width="0.224cm" svg:height="0.182cm" svg:x="12.821cm" svg:y="23.838cm" svg:viewBox="0 0 225 183" svg:d="M209 26c33 34 13 92-40 129-53 36-122 38-153 3-32-36-13-93 40-130 53-36 121-37 153-2z">
          <text:p/>
        </draw:path>
        <draw:path draw:style-name="gr6" draw:text-style-name="P3" draw:layer="layout" svg:width="0.224cm" svg:height="0.182cm" svg:x="13.639cm" svg:y="18.531cm" svg:viewBox="0 0 225 183" svg:d="M209 26c32 35 14 93-40 129-52 35-123 37-154 2-31-34-13-92 40-128 55-38 123-39 154-3z">
          <text:p/>
        </draw:path>
        <draw:path draw:style-name="gr6" draw:text-style-name="P3" draw:layer="layout" svg:width="0.224cm" svg:height="0.182cm" svg:x="13.653cm" svg:y="24.456cm" svg:viewBox="0 0 225 183" svg:d="M209 26c32 35 14 93-40 130-52 35-122 37-154 2-31-34-13-93 40-129 55-37 123-38 154-3z">
          <text:p/>
        </draw:path>
        <draw:path draw:style-name="gr6" draw:text-style-name="P3" draw:layer="layout" svg:width="0.223cm" svg:height="0.182cm" svg:x="14.234cm" svg:y="20.565cm" svg:viewBox="0 0 224 183" svg:d="M209 26c31 34 13 92-40 129-54 36-123 38-154 2-31-34-13-92 39-129 54-36 123-37 155-2z">
          <text:p/>
        </draw:path>
        <draw:path draw:style-name="gr6" draw:text-style-name="P3" draw:layer="layout" svg:width="0.195cm" svg:height="0.562cm" svg:x="14.441cm" svg:y="20.036cm" svg:viewBox="0 0 196 563" svg:d="M19 0v15c0 55 0 101 27 137 39 49 102 97 130 168 27 66 24 149 8 214l-8 29-16-4 7-33c16-80 12-164-9-205-33-65-83-95-151-110l-7-1v-210z">
          <text:p/>
        </draw:path>
        <draw:path draw:style-name="gr6" draw:text-style-name="P3" draw:layer="layout" svg:width="0.224cm" svg:height="0.182cm" svg:x="14.212cm" svg:y="21.893cm" svg:viewBox="0 0 225 183" svg:d="M209 26c32 35 14 94-40 130-53 35-122 37-153 2-32-34-13-93 39-129 54-37 123-38 154-3z">
          <text:p/>
        </draw:path>
        <draw:path draw:style-name="gr6" draw:text-style-name="P3" draw:layer="layout" svg:width="0.184cm" svg:height="0.534cm" svg:x="14.218cm" svg:y="22.073cm" svg:viewBox="0 0 185 535" svg:d="M138 245c20-38 27-64 28-107 1-53-21-117-28-132l13-6c20 42 34 113 34 153 0 115-67 169-136 262-22 29-29 88-29 106v14h-20v-173l44-17c18-6 59-33 94-100z">
          <text:p/>
        </draw:path>
        <draw:path draw:style-name="gr6" draw:text-style-name="P3" draw:layer="layout" svg:width="0.256cm" svg:height="0.216cm" svg:x="15.158cm" svg:y="18.427cm" svg:viewBox="0 0 257 217" svg:d="M106 74c-41 21-94 57-71 92 21 32 79-2 119-26 52-31 89-64 72-91-23-38-98 13-120 25zM12 177c-69-124 179-239 234-139 65 119-176 245-234 139z">
          <text:p/>
        </draw:path>
        <draw:path draw:style-name="gr6" draw:text-style-name="P3" draw:layer="layout" svg:width="0.256cm" svg:height="0.216cm" svg:x="15.158cm" svg:y="20.725cm" svg:viewBox="0 0 257 217" svg:d="M106 74c-41 22-94 57-71 93 21 31 79-3 119-27 52-30 89-63 72-91-23-39-98 13-120 25zM12 176c-69-123 179-238 234-137 65 118-176 245-234 137z">
          <text:p/>
        </draw:path>
        <draw:path draw:style-name="gr6" draw:text-style-name="P3" draw:layer="layout" svg:width="0.256cm" svg:height="0.216cm" svg:x="15.158cm" svg:y="21.877cm" svg:viewBox="0 0 257 217" svg:d="M106 74c-41 22-94 57-71 93 21 32 79-2 119-27 52-31 89-63 72-91-23-38-98 13-120 25zM12 177c-69-124 179-239 234-138 65 118-176 244-234 138z">
          <text:p/>
        </draw:path>
        <draw:path draw:style-name="gr6" draw:text-style-name="P3" draw:layer="layout" svg:width="0.256cm" svg:height="0.215cm" svg:x="15.158cm" svg:y="24.175cm" svg:viewBox="0 0 257 216" svg:d="M106 73c-41 22-94 57-71 93 21 31 79-3 119-27 52-30 89-63 72-91-23-39-98 13-120 25zM12 175c-69-122 179-237 234-137 65 118-176 245-234 137z">
          <text:p/>
        </draw:path>
        <draw:polygon draw:style-name="gr6" draw:text-style-name="P3" draw:layer="layout" svg:width="0.209cm" svg:height="0.094cm" svg:x="16.293cm" svg:y="18.623cm" svg:viewBox="0 0 210 95" draw:points="210,95 0,95 0,0 210,0">
          <text:p/>
        </draw:polygon>
        <draw:polygon draw:style-name="gr6" draw:text-style-name="P3" draw:layer="layout" svg:width="0.209cm" svg:height="0.094cm" svg:x="16.293cm" svg:y="20.48cm" svg:viewBox="0 0 210 95" draw:points="210,95 0,95 0,0 210,0">
          <text:p/>
        </draw:polygon>
        <draw:polygon draw:style-name="gr6" draw:text-style-name="P3" draw:layer="layout" svg:width="0.209cm" svg:height="0.095cm" svg:x="16.293cm" svg:y="22.337cm" svg:viewBox="0 0 210 96" draw:points="210,96 0,96 0,0 210,0">
          <text:p/>
        </draw:polygon>
        <draw:polygon draw:style-name="gr6" draw:text-style-name="P3" draw:layer="layout" svg:width="0.209cm" svg:height="0.094cm" svg:x="16.293cm" svg:y="24.195cm" svg:viewBox="0 0 210 95" draw:points="210,95 0,95 0,0 210,0">
          <text:p/>
        </draw:polygon>
        <draw:path draw:style-name="gr6" draw:text-style-name="P3" draw:layer="layout" svg:width="0.196cm" svg:height="0.249cm" svg:x="2.129cm" svg:y="18.068cm" svg:viewBox="0 0 197 250" svg:d="M0 205c70-15 123-71 130-80 28-38 47-74 51-125h16c0 60-37 131-48 147-26 39-81 86-149 103z">
          <text:p/>
        </draw:path>
        <draw:path draw:style-name="gr6" draw:text-style-name="P3" draw:layer="layout" svg:width="0.196cm" svg:height="0.247cm" svg:x="2.129cm" svg:y="24.678cm" svg:viewBox="0 0 197 248" svg:d="M197 248h-16c-4-51-23-86-51-125-7-10-59-64-130-79v-44c67 16 123 62 149 100 11 17 48 89 48 148z">
          <text:p/>
        </draw:path>
        <draw:path draw:style-name="gr6" draw:text-style-name="P3" draw:layer="layout" svg:width="0.091cm" svg:height="0.148cm" svg:x="3.4cm" svg:y="18.037cm" svg:viewBox="0 0 92 149" svg:d="M24 71c-2 2-4 7-4 19 0 37 14 53 30 53 14 0 23-11 23-36 0-22-6-43-28-43-8 0-15 2-21 7zM88 3c-38 6-59 35-63 61 12-7 17-10 28-10 23 0 39 16 39 45 0 15-7 50-45 50-25 0-47-20-47-66 0-43 36-81 88-83z">
          <text:p/>
        </draw:path>
        <draw:path draw:style-name="gr6" draw:text-style-name="P3" draw:layer="layout" svg:width="0.189cm" svg:height="0.187cm" svg:x="2.254cm" svg:y="25.419cm" svg:viewBox="0 0 190 188" svg:d="M53 166c0 9 4 11 17 11 18 0 89 0 89-83 0-23-7-46-26-64-14-12-30-19-66-19-14 0-14 5-14 11zM0 183c21-2 25-6 25-26v-126c0-21-3-24-25-25v-6h76c69 0 114 31 114 94 0 38-23 94-110 94h-80z">
          <text:p/>
        </draw:path>
        <draw:path draw:style-name="gr6" draw:text-style-name="P3" draw:layer="layout" svg:width="0.031cm" svg:height="0.133cm" svg:x="2.476cm" svg:y="25.476cm" svg:viewBox="0 0 32 134" svg:d="M0 119c0-9 7-16 15-16 10 0 17 7 17 16 0 10-10 15-17 15-5 0-15-5-15-15zM0 16c0-9 7-16 15-16 10 0 17 8 17 16 0 11-10 16-17 16-5 0-15-5-15-16z">
          <text:p/>
        </draw:path>
        <draw:path draw:style-name="gr6" draw:text-style-name="P3" draw:layer="layout" svg:width="0.067cm" svg:height="0.193cm" svg:x="4.453cm" svg:y="25.413cm" svg:viewBox="0 0 68 194" svg:d="M33 0c8 0 15 7 15 15s-7 15-15 15c-10 0-14-10-14-15 0-6 4-15 14-15zM0 190c19-1 24-3 24-25v-65c0-17-6-17-10-17s-8 0-11 1v-4c14-5 29-11 43-16l1 1v100c0 19 2 24 21 25v4h-68z">
          <text:p/>
        </draw:path>
        <draw:path draw:style-name="gr6" draw:text-style-name="P3" draw:layer="layout" svg:width="0.067cm" svg:height="0.193cm" svg:x="4.532cm" svg:y="25.413cm" svg:viewBox="0 0 68 194" svg:d="M31 0c9 0 15 7 15 15s-6 15-15 15c-10 0-14-10-14-15 0-6 5-15 14-15zM0 190c17-1 22-3 22-25v-65c0-17-5-17-10-17-4 0-7 0-11 1v-4c15-5 29-11 44-16l1 1v100c0 19 1 24 22 25v4h-68z">
          <text:p/>
        </draw:path>
        <draw:path draw:style-name="gr6" draw:text-style-name="P3" draw:layer="layout" svg:width="0.067cm" svg:height="0.193cm" svg:x="4.61cm" svg:y="25.413cm" svg:viewBox="0 0 68 194" svg:d="M32 0c8 0 16 7 16 15s-8 15-16 15c-10 0-14-10-14-15 0-6 4-15 14-15zM0 190c18-1 23-3 23-25v-65c0-17-6-17-10-17s-8 0-12 1v-4c15-5 30-11 45-16l1 1v100c0 19 2 24 21 25v4h-68z">
          <text:p/>
        </draw:path>
        <draw:path draw:style-name="gr19" draw:text-style-name="P5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0" draw:text-style-name="P5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5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5" draw:layer="layout" svg:x1="10.553cm" svg:y1="-0.998cm" svg:x2="10.976cm" svg:y2="-0.998cm">
          <text:p/>
        </draw:line>
        <draw:line draw:style-name="gr19" draw:text-style-name="P5" draw:layer="layout" svg:x1="10.764cm" svg:y1="-1.21cm" svg:x2="10.764cm" svg:y2="-0.787cm">
          <text:p/>
        </draw:line>
        <draw:path draw:style-name="gr19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20" draw:text-style-name="P5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0" draw:text-style-name="P5" draw:layer="layout" svg:x1="10.553cm" svg:y1="-0.998cm" svg:x2="10.976cm" svg:y2="-0.998cm">
          <text:p/>
        </draw:line>
        <draw:line draw:style-name="gr20" draw:text-style-name="P5" draw:layer="layout" svg:x1="10.764cm" svg:y1="-1.21cm" svg:x2="10.764cm" svg:y2="-0.787cm">
          <text:p/>
        </draw:line>
        <draw:path draw:style-name="gr21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2" draw:text-style-name="P5" draw:layer="layout" svg:x1="10.659cm" svg:y1="-0.998cm" svg:x2="10.87cm" svg:y2="-0.998cm">
          <text:p/>
        </draw:line>
        <draw:line draw:style-name="gr22" draw:text-style-name="P5" draw:layer="layout" svg:x1="10.764cm" svg:y1="-1.104cm" svg:x2="10.764cm" svg:y2="-0.893cm">
          <text:p/>
        </draw:line>
        <draw:path draw:style-name="gr19" draw:text-style-name="P5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5" draw:layer="layout" svg:x1="10.553cm" svg:y1="28.635cm" svg:x2="10.976cm" svg:y2="28.635cm">
          <text:p/>
        </draw:line>
        <draw:line draw:style-name="gr19" draw:text-style-name="P5" draw:layer="layout" svg:x1="10.764cm" svg:y1="28.423cm" svg:x2="10.764cm" svg:y2="28.847cm">
          <text:p/>
        </draw:line>
        <draw:path draw:style-name="gr19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20" draw:text-style-name="P5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0" draw:text-style-name="P5" draw:layer="layout" svg:x1="10.553cm" svg:y1="28.635cm" svg:x2="10.976cm" svg:y2="28.635cm">
          <text:p/>
        </draw:line>
        <draw:line draw:style-name="gr20" draw:text-style-name="P5" draw:layer="layout" svg:x1="10.764cm" svg:y1="28.423cm" svg:x2="10.764cm" svg:y2="28.847cm">
          <text:p/>
        </draw:line>
        <draw:path draw:style-name="gr21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2" draw:text-style-name="P5" draw:layer="layout" svg:x1="10.659cm" svg:y1="28.635cm" svg:x2="10.87cm" svg:y2="28.635cm">
          <text:p/>
        </draw:line>
        <draw:line draw:style-name="gr22" draw:text-style-name="P5" draw:layer="layout" svg:x1="10.764cm" svg:y1="28.529cm" svg:x2="10.764cm" svg:y2="28.741cm">
          <text:p/>
        </draw:line>
        <draw:path draw:style-name="gr19" draw:text-style-name="P5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5" draw:layer="layout" svg:x1="-1.248cm" svg:y1="13.818cm" svg:x2="-0.824cm" svg:y2="13.818cm">
          <text:p/>
        </draw:line>
        <draw:line draw:style-name="gr19" draw:text-style-name="P5" draw:layer="layout" svg:x1="-1.036cm" svg:y1="13.607cm" svg:x2="-1.036cm" svg:y2="14.03cm">
          <text:p/>
        </draw:line>
        <draw:path draw:style-name="gr19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20" draw:text-style-name="P5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0" draw:text-style-name="P5" draw:layer="layout" svg:x1="-1.248cm" svg:y1="13.818cm" svg:x2="-0.824cm" svg:y2="13.818cm">
          <text:p/>
        </draw:line>
        <draw:line draw:style-name="gr20" draw:text-style-name="P5" draw:layer="layout" svg:x1="-1.036cm" svg:y1="13.607cm" svg:x2="-1.036cm" svg:y2="14.03cm">
          <text:p/>
        </draw:line>
        <draw:path draw:style-name="gr21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2" draw:text-style-name="P5" draw:layer="layout" svg:x1="-1.142cm" svg:y1="13.818cm" svg:x2="-0.93cm" svg:y2="13.818cm">
          <text:p/>
        </draw:line>
        <draw:line draw:style-name="gr22" draw:text-style-name="P5" draw:layer="layout" svg:x1="-1.036cm" svg:y1="13.712cm" svg:x2="-1.036cm" svg:y2="13.924cm">
          <text:p/>
        </draw:line>
        <draw:path draw:style-name="gr19" draw:text-style-name="P5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5" draw:layer="layout" svg:x1="22.353cm" svg:y1="13.818cm" svg:x2="22.777cm" svg:y2="13.818cm">
          <text:p/>
        </draw:line>
        <draw:line draw:style-name="gr19" draw:text-style-name="P5" draw:layer="layout" svg:x1="22.565cm" svg:y1="13.607cm" svg:x2="22.565cm" svg:y2="14.03cm">
          <text:p/>
        </draw:line>
        <draw:path draw:style-name="gr19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20" draw:text-style-name="P5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0" draw:text-style-name="P5" draw:layer="layout" svg:x1="22.353cm" svg:y1="13.818cm" svg:x2="22.777cm" svg:y2="13.818cm">
          <text:p/>
        </draw:line>
        <draw:line draw:style-name="gr20" draw:text-style-name="P5" draw:layer="layout" svg:x1="22.565cm" svg:y1="13.607cm" svg:x2="22.565cm" svg:y2="14.03cm">
          <text:p/>
        </draw:line>
        <draw:path draw:style-name="gr21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2" draw:text-style-name="P5" draw:layer="layout" svg:x1="22.459cm" svg:y1="13.818cm" svg:x2="22.671cm" svg:y2="13.818cm">
          <text:p/>
        </draw:line>
        <draw:line draw:style-name="gr22" draw:text-style-name="P5" draw:layer="layout" svg:x1="22.565cm" svg:y1="13.712cm" svg:x2="22.565cm" svg:y2="13.924cm">
          <text:p/>
        </draw:line>
        <draw:polygon draw:style-name="gr23" draw:text-style-name="P5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3" draw:text-style-name="P5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3" draw:text-style-name="P5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3" draw:text-style-name="P5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3" draw:text-style-name="P5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3" draw:text-style-name="P5" draw:layer="layout" svg:width="0.103cm" svg:height="0.146cm" svg:x="0.895cm" svg:y="28.542cm" svg:viewBox="0 0 104 147" svg:d="M0 18h83c-30 34-57 88-62 129h21c10-68 47-115 62-130v-17h-104z">
          <text:p/>
        </draw:path>
        <draw:path draw:style-name="gr23" draw:text-style-name="P5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3" draw:text-style-name="P5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3" draw:text-style-name="P5" draw:layer="layout" svg:width="0.118cm" svg:height="0.01cm" svg:x="1.24cm" svg:y="28.704cm" svg:viewBox="0 0 119 11" draw:points="0,0 0,11 119,11 119,0">
          <text:p/>
        </draw:polygon>
        <draw:path draw:style-name="gr23" draw:text-style-name="P5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3" draw:text-style-name="P5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3" draw:text-style-name="P5" draw:layer="layout" svg:width="0.054cm" svg:height="0.149cm" svg:x="1.603cm" svg:y="28.539cm" svg:viewBox="0 0 55 150" svg:d="M55 0h-15c-6 24-16 27-40 28v15h34v107h21z">
          <text:p/>
        </draw:path>
        <draw:path draw:style-name="gr23" draw:text-style-name="P5" draw:layer="layout" svg:width="0.102cm" svg:height="0.15cm" svg:x="1.706cm" svg:y="28.542cm" svg:viewBox="0 0 103 151" svg:d="M30 18h64v-18h-78l-11 80 16 1c7-9 17-14 28-14 18 0 34 11 34 33 0 18-13 34-32 34-17 0-30-8-32-25h-19c3 34 28 42 48 42 47 0 55-37 55-53 0-31-26-48-50-48-13 0-23 4-29 9z">
          <text:p/>
        </draw:path>
        <draw:polygon draw:style-name="gr23" draw:text-style-name="P5" draw:layer="layout" svg:width="0.117cm" svg:height="0.01cm" svg:x="1.817cm" svg:y="28.704cm" svg:viewBox="0 0 118 11" draw:points="0,0 0,11 118,11 118,0">
          <text:p/>
        </draw:polygon>
        <draw:path draw:style-name="gr23" draw:text-style-name="P5" draw:layer="layout" svg:width="0.054cm" svg:height="0.149cm" svg:x="1.956cm" svg:y="28.539cm" svg:viewBox="0 0 55 150" svg:d="M55 0h-14c-6 24-16 27-41 28v15h35v107h20z">
          <text:p/>
        </draw:path>
        <draw:path draw:style-name="gr23" draw:text-style-name="P5" draw:layer="layout" svg:width="0.101cm" svg:height="0.149cm" svg:x="2.058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23" draw:text-style-name="P5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23" draw:text-style-name="P5" draw:layer="layout" svg:width="0.052cm" svg:height="0.019cm" svg:x="2.297cm" svg:y="28.62cm" svg:viewBox="0 0 53 20" draw:points="53,0 0,0 0,20 53,20">
          <text:p/>
        </draw:polygon>
        <draw:path draw:style-name="gr23" draw:text-style-name="P5" draw:layer="layout" svg:width="0.055cm" svg:height="0.149cm" svg:x="2.379cm" svg:y="28.539cm" svg:viewBox="0 0 56 150" svg:d="M56 0h-15c-6 24-16 27-41 28v15h36v107h20z">
          <text:p/>
        </draw:path>
        <draw:path draw:style-name="gr23" draw:text-style-name="P5" draw:layer="layout" svg:width="0.103cm" svg:height="0.153cm" svg:x="2.483cm" svg:y="28.539cm" svg:viewBox="0 0 104 154" svg:d="M40 80c4 0 7 0 9 0 13 0 35 2 35 27 0 19-13 30-32 30-29 0-32-19-33-34h-19c1 18 5 36 22 44 7 4 16 7 28 7 38 0 54-24 54-49 0-20-10-30-25-35 8-3 19-12 19-31 0-22-17-39-46-39-40 0-49 27-49 49h19c0-11 2-32 30-32 22 0 27 14 27 23 0 19-14 25-28 25-3 0-7-1-11-1z">
          <text:p/>
        </draw:path>
        <draw:path draw:style-name="gr23" draw:text-style-name="P5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23" draw:text-style-name="P5" draw:layer="layout" svg:width="0.022cm" svg:height="0.023cm" svg:x="2.729cm" svg:y="28.665cm" svg:viewBox="0 0 23 24" draw:points="23,0 0,0 0,24 23,24">
          <text:p/>
        </draw:polygon>
        <draw:path draw:style-name="gr23" draw:text-style-name="P5" draw:layer="layout" svg:width="0.019cm" svg:height="0.152cm" svg:x="2.784cm" svg:y="28.536cm" svg:viewBox="0 0 20 153" svg:d="M20 41h-20v112h20zM20 21v-21h-20v21z">
          <text:p/>
        </draw:path>
        <draw:path draw:style-name="gr23" draw:text-style-name="P5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3" draw:text-style-name="P5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3" draw:text-style-name="P5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3" draw:text-style-name="P5" draw:layer="layout" svg:width="0.054cm" svg:height="0.149cm" svg:x="3.368cm" svg:y="28.539cm" svg:viewBox="0 0 55 150" svg:d="M55 0h-14c-6 24-16 27-41 28v15h35v107h20z">
          <text:p/>
        </draw:path>
        <draw:path draw:style-name="gr23" draw:text-style-name="P5" draw:layer="layout" svg:width="0.101cm" svg:height="0.149cm" svg:x="3.47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23" draw:text-style-name="P5" draw:layer="layout" svg:width="0.105cm" svg:height="0.149cm" svg:x="3.587cm" svg:y="28.539cm" svg:viewBox="0 0 106 150" svg:d="M106 114v-17h-21v-97h-16l-69 94v20h66v36h19v-36zM66 29v68h-49z">
          <text:p/>
        </draw:path>
        <draw:frame draw:style-name="gr24" draw:text-style-name="P2" draw:layer="layout" svg:width="6.521cm" svg:height="0.48cm" svg:x="4.624cm" svg:y="17.036cm">
          <draw:text-box>
            <text:p text:style-name="P1"><text:span text:style-name="T1">Corelli, Concerto Grosso op. 6, no. 1, VII</text:span></text:p>
          </draw:text-box>
        </draw:frame>
        <draw:path draw:style-name="gr23" draw:text-style-name="P5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3" draw:text-style-name="P5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3" draw:text-style-name="P5" draw:layer="layout" svg:width="0.066cm" svg:height="0.16cm" svg:x="19.886cm" svg:y="28.532cm" svg:viewBox="0 0 67 161" draw:points="67,0 53,0 0,161 15,161">
          <text:p/>
        </draw:polygon>
        <draw:path draw:style-name="gr23" draw:text-style-name="P5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3" draw:text-style-name="P5" draw:layer="layout" svg:width="0.054cm" svg:height="0.149cm" svg:x="20.088cm" svg:y="28.539cm" svg:viewBox="0 0 55 150" svg:d="M55 0h-14c-6 24-17 27-41 28v15h35v107h20z">
          <text:p/>
        </draw:path>
        <draw:polygon draw:style-name="gr23" draw:text-style-name="P5" draw:layer="layout" svg:width="0.067cm" svg:height="0.16cm" svg:x="20.18cm" svg:y="28.532cm" svg:viewBox="0 0 68 161" draw:points="68,0 54,0 0,161 15,161">
          <text:p/>
        </draw:polygon>
        <draw:path draw:style-name="gr23" draw:text-style-name="P5" draw:layer="layout" svg:width="0.055cm" svg:height="0.149cm" svg:x="20.264cm" svg:y="28.539cm" svg:viewBox="0 0 56 150" svg:d="M56 0h-15c-6 24-16 27-41 28v15h36v107h20z">
          <text:p/>
        </draw:path>
        <draw:path draw:style-name="gr23" draw:text-style-name="P5" draw:layer="layout" svg:width="0.103cm" svg:height="0.146cm" svg:x="20.368cm" svg:y="28.542cm" svg:viewBox="0 0 104 147" svg:d="M0 18h82c-28 34-55 88-60 129h20c11-68 48-115 62-130v-17h-104z">
          <text:p/>
        </draw:path>
        <draw:path draw:style-name="gr23" draw:text-style-name="P5" draw:layer="layout" svg:width="0.106cm" svg:height="0.149cm" svg:x="20.66cm" svg:y="28.539cm" svg:viewBox="0 0 107 150" svg:d="M107 114v-17h-22v-97h-17l-68 94v20h65v36h20v-36zM65 29v68h-48z">
          <text:p/>
        </draw:path>
        <draw:path draw:style-name="gr23" draw:text-style-name="P5" draw:layer="layout" svg:width="0.022cm" svg:height="0.109cm" svg:x="20.791cm" svg:y="28.579cm" svg:viewBox="0 0 23 110" svg:d="M23 87h-23v23h23zM23 0h-23v22h23z">
          <text:p/>
        </draw:path>
        <draw:path draw:style-name="gr23" draw:text-style-name="P5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3" draw:text-style-name="P5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23" draw:text-style-name="P5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3" draw:text-style-name="P5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5" draw:text-style-name="P8" draw:layer="layout" svg:width="3.401cm" svg:height="0.213cm" svg:x="0.323cm" svg:y="28.534cm">
          <draw:text-box>
            <text:p text:style-name="P1"><text:span text:style-name="T4">kos86760_ch15_123-132.indd <text:s text:c="2"/>124</text:span></text:p>
          </draw:text-box>
        </draw:frame>
        <draw:frame draw:style-name="gr26" draw:text-style-name="P8" draw:layer="layout" svg:width="1.801cm" svg:height="0.213cm" svg:x="19.655cm" svg:y="28.534cm">
          <draw:text-box>
            <text:p text:style-name="P1"><text:span text:style-name="T4">09/01/17 <text:s text:c="2"/>4:59 PM</text:span></text:p>
          </draw:text-box>
        </draw:frame>
        <draw:frame draw:style-name="gr27" draw:text-style-name="P9" draw:layer="layout" svg:width="0.214cm" svg:height="0.48cm" svg:x="4.027cm" svg:y="9.563cm">
          <draw:text-box>
            <text:p text:style-name="P1"><text:span text:style-name="T1">V</text:span></text:p>
          </draw:text-box>
        </draw:frame>
        <draw:frame draw:style-name="gr28" draw:text-style-name="P9" draw:layer="layout" svg:width="0.446cm" svg:height="0.48cm" svg:x="5.554cm" svg:y="9.563cm">
          <draw:text-box>
            <text:p text:style-name="P1"><text:span text:style-name="T1">IV</text:span><text:span text:style-name="T5">6</text:span></text:p>
          </draw:text-box>
        </draw:frame>
        <draw:frame draw:style-name="gr29" draw:text-style-name="P9" draw:layer="layout" svg:width="0.442cm" svg:height="0.48cm" svg:x="6.824cm" svg:y="9.563cm">
          <draw:text-box>
            <text:p text:style-name="P1"><text:span text:style-name="T1">V</text:span><text:span text:style-name="T5">6</text:span><text:span text:style-name="T6">5</text:span></text:p>
          </draw:text-box>
        </draw:frame>
        <draw:frame draw:style-name="gr30" draw:text-style-name="P9" draw:layer="layout" svg:width="0.132cm" svg:height="0.48cm" svg:x="8.071cm" svg:y="9.563cm">
          <draw:text-box>
            <text:p text:style-name="P1"><text:span text:style-name="T1">i</text:span></text:p>
          </draw:text-box>
        </draw:frame>
        <draw:frame draw:style-name="gr4" draw:text-style-name="P9" draw:layer="layout" svg:width="0.408cm" svg:height="0.48cm" svg:x="8.722cm" svg:y="6.72cm">
          <draw:text-box>
            <text:p text:style-name="P1"><text:span text:style-name="T1">PT</text:span></text:p>
          </draw:text-box>
        </draw:frame>
        <draw:frame draw:style-name="gr30" draw:text-style-name="P9" draw:layer="layout" svg:width="0.132cm" svg:height="0.48cm" svg:x="9.817cm" svg:y="9.563cm">
          <draw:text-box>
            <text:p text:style-name="P1"><text:span text:style-name="T1">i</text:span></text:p>
          </draw:text-box>
        </draw:frame>
        <draw:frame draw:style-name="gr31" draw:text-style-name="P9" draw:layer="layout" svg:width="0.688cm" svg:height="0.48cm" svg:x="11.291cm" svg:y="9.563cm">
          <draw:text-box>
            <text:p text:style-name="P1"><text:span text:style-name="T7">vii</text:span><text:span text:style-name="T5">o7</text:span></text:p>
          </draw:text-box>
        </draw:frame>
        <draw:frame draw:style-name="gr30" draw:text-style-name="P9" draw:layer="layout" svg:width="0.132cm" svg:height="0.48cm" svg:x="12.675cm" svg:y="9.563cm">
          <draw:text-box>
            <text:p text:style-name="P1"><text:span text:style-name="T1">i</text:span></text:p>
          </draw:text-box>
        </draw:frame>
        <draw:frame draw:style-name="gr27" draw:text-style-name="P9" draw:layer="layout" svg:width="0.214cm" svg:height="0.48cm" svg:x="13.945cm" svg:y="9.563cm">
          <draw:text-box>
            <text:p text:style-name="P1"><text:span text:style-name="T1">V</text:span></text:p>
          </draw:text-box>
        </draw:frame>
        <draw:frame draw:style-name="gr32" draw:text-style-name="P9" draw:layer="layout" svg:width="0.311cm" svg:height="0.48cm" svg:x="3.14cm" svg:y="15.9cm">
          <draw:text-box>
            <text:p text:style-name="P1"><text:span text:style-name="T1">g:</text:span></text:p>
          </draw:text-box>
        </draw:frame>
        <draw:frame draw:style-name="gr30" draw:text-style-name="P9" draw:layer="layout" svg:width="0.132cm" svg:height="0.48cm" svg:x="4.259cm" svg:y="15.9cm">
          <draw:text-box>
            <text:p text:style-name="P1"><text:span text:style-name="T1">i</text:span></text:p>
          </draw:text-box>
        </draw:frame>
        <draw:frame draw:style-name="gr33" draw:text-style-name="P9" draw:layer="layout" svg:width="0.531cm" svg:height="0.48cm" svg:x="5.829cm" svg:y="15.9cm">
          <draw:text-box>
            <text:p text:style-name="P1"><text:span text:style-name="T1">ii</text:span><text:span text:style-name="T5">ø6</text:span><text:span text:style-name="T6">5</text:span></text:p>
          </draw:text-box>
        </draw:frame>
        <draw:frame draw:style-name="gr27" draw:text-style-name="P9" draw:layer="layout" svg:width="0.214cm" svg:height="0.48cm" svg:x="6.94cm" svg:y="15.9cm">
          <draw:text-box>
            <text:p text:style-name="P1"><text:span text:style-name="T1">V</text:span></text:p>
          </draw:text-box>
        </draw:frame>
        <draw:frame draw:style-name="gr34" draw:text-style-name="P9" draw:layer="layout" svg:width="0.506cm" svg:height="0.48cm" svg:x="7.931cm" svg:y="15.9cm">
          <draw:text-box>
            <text:p text:style-name="P1"><text:span text:style-name="T7">vi</text:span><text:span text:style-name="T5">ø7</text:span></text:p>
          </draw:text-box>
        </draw:frame>
        <draw:frame draw:style-name="gr29" draw:text-style-name="P9" draw:layer="layout" svg:width="0.442cm" svg:height="0.48cm" svg:x="9.05cm" svg:y="15.9cm">
          <draw:text-box>
            <text:p text:style-name="P1"><text:span text:style-name="T1">V</text:span><text:span text:style-name="T5">6</text:span><text:span text:style-name="T6">5</text:span></text:p>
          </draw:text-box>
        </draw:frame>
        <draw:frame draw:style-name="gr35" draw:text-style-name="P9" draw:layer="layout" svg:width="1.213cm" svg:height="0.48cm" svg:x="6.903cm" svg:y="6.836cm">
          <draw:text-box>
            <text:p text:style-name="P1"><text:span text:style-name="T1">7 down</text:span></text:p>
          </draw:text-box>
        </draw:frame>
        <draw:frame draw:style-name="gr36" draw:text-style-name="P9" draw:layer="layout" svg:width="0.904cm" svg:height="0.48cm" svg:x="6.816cm" svg:y="8.858cm">
          <draw:text-box>
            <text:p text:style-name="P1"><text:span text:style-name="T1">LT up</text:span></text:p>
          </draw:text-box>
        </draw:frame>
        <draw:frame draw:style-name="gr35" draw:text-style-name="P9" draw:layer="layout" svg:width="1.213cm" svg:height="0.48cm" svg:x="11.697cm" svg:y="6.768cm">
          <draw:text-box>
            <text:p text:style-name="P1"><text:span text:style-name="T1">7 down</text:span></text:p>
          </draw:text-box>
        </draw:frame>
        <draw:frame draw:style-name="gr36" draw:text-style-name="P9" draw:layer="layout" svg:width="0.904cm" svg:height="0.48cm" svg:x="11.681cm" svg:y="8.824cm">
          <draw:text-box>
            <text:p text:style-name="P1"><text:span text:style-name="T1">LT up</text:span></text:p>
          </draw:text-box>
        </draw:frame>
        <draw:frame draw:style-name="gr30" draw:text-style-name="P9" draw:layer="layout" svg:width="0.132cm" svg:height="0.48cm" svg:x="10.698cm" svg:y="15.9cm">
          <draw:text-box>
            <text:p text:style-name="P1"><text:span text:style-name="T1">i</text:span></text:p>
          </draw:text-box>
        </draw:frame>
        <draw:frame draw:style-name="gr37" draw:text-style-name="P9" draw:layer="layout" svg:width="0.56cm" svg:height="0.48cm" svg:x="11.398cm" svg:y="15.9cm">
          <draw:text-box>
            <text:p text:style-name="P1"><text:span text:style-name="T1">IV</text:span><text:span text:style-name="T5">6</text:span><text:span text:style-name="T6">5</text:span></text:p>
          </draw:text-box>
        </draw:frame>
        <draw:frame draw:style-name="gr27" draw:text-style-name="P9" draw:layer="layout" svg:width="0.214cm" svg:height="0.48cm" svg:x="12.274cm" svg:y="15.9cm">
          <draw:text-box>
            <text:p text:style-name="P1"><text:span text:style-name="T1">V</text:span></text:p>
          </draw:text-box>
        </draw:frame>
        <draw:frame draw:style-name="gr38" draw:text-style-name="P9" draw:layer="layout" svg:width="0.328cm" svg:height="0.48cm" svg:x="13.09cm" svg:y="15.9cm">
          <draw:text-box>
            <text:p text:style-name="P1"><text:span text:style-name="T1">V</text:span><text:span text:style-name="T5">7</text:span></text:p>
          </draw:text-box>
        </draw:frame>
        <draw:frame draw:style-name="gr30" draw:text-style-name="P9" draw:layer="layout" svg:width="0.132cm" svg:height="0.48cm" svg:x="14.337cm" svg:y="15.9cm">
          <draw:text-box>
            <text:p text:style-name="P1"><text:span text:style-name="T1">i</text:span></text:p>
          </draw:text-box>
        </draw:frame>
        <draw:frame draw:style-name="gr35" draw:text-style-name="P9" draw:layer="layout" svg:width="1.213cm" svg:height="0.48cm" svg:x="5.992cm" svg:y="11.654cm">
          <draw:text-box>
            <text:p text:style-name="P1"><text:span text:style-name="T1">7 down</text:span></text:p>
          </draw:text-box>
        </draw:frame>
        <draw:frame draw:style-name="gr35" draw:text-style-name="P9" draw:layer="layout" svg:width="1.213cm" svg:height="0.48cm" svg:x="8.056cm" svg:y="13.542cm">
          <draw:text-box>
            <text:p text:style-name="P1"><text:span text:style-name="T1">7 down</text:span></text:p>
          </draw:text-box>
        </draw:frame>
        <draw:frame draw:style-name="gr35" draw:text-style-name="P9" draw:layer="layout" svg:width="1.213cm" svg:height="0.48cm" svg:x="9.413cm" svg:y="13.532cm">
          <draw:text-box>
            <text:p text:style-name="P1"><text:span text:style-name="T1">7 down</text:span></text:p>
          </draw:text-box>
        </draw:frame>
        <draw:frame draw:style-name="gr36" draw:text-style-name="P9" draw:layer="layout" svg:width="0.904cm" svg:height="0.48cm" svg:x="9.422cm" svg:y="15.428cm">
          <draw:text-box>
            <text:p text:style-name="P1"><text:span text:style-name="T1">LT up</text:span></text:p>
          </draw:text-box>
        </draw:frame>
        <draw:frame draw:style-name="gr35" draw:text-style-name="P9" draw:layer="layout" svg:width="1.213cm" svg:height="0.48cm" svg:x="11.107cm" svg:y="11.619cm">
          <draw:text-box>
            <text:p text:style-name="P1"><text:span text:style-name="T1">7 down</text:span></text:p>
          </draw:text-box>
        </draw:frame>
        <draw:frame draw:style-name="gr36" draw:text-style-name="P9" draw:layer="layout" svg:width="0.904cm" svg:height="0.48cm" svg:x="12.778cm" svg:y="14.075cm">
          <draw:text-box>
            <text:p text:style-name="P1"><text:span text:style-name="T1">LT up</text:span></text:p>
          </draw:text-box>
        </draw:frame>
        <draw:frame draw:style-name="gr35" draw:text-style-name="P9" draw:layer="layout" svg:width="1.213cm" svg:height="0.48cm" svg:x="12.778cm" svg:y="13.595cm">
          <draw:text-box>
            <text:p text:style-name="P1"><text:span text:style-name="T1">7 down</text:span></text:p>
          </draw:text-box>
        </draw:frame>
        <draw:frame draw:style-name="gr39" draw:text-style-name="P9" draw:layer="layout" svg:width="0.383cm" svg:height="0.48cm" svg:x="5.172cm" svg:y="25.231cm">
          <draw:text-box>
            <text:p text:style-name="P1"><text:span text:style-name="T7">vi</text:span><text:span text:style-name="T5">7</text:span></text:p>
          </draw:text-box>
        </draw:frame>
        <draw:frame draw:style-name="gr40" draw:text-style-name="P10" draw:layer="layout" svg:width="0.624cm" svg:height="0.865cm" svg:x="5.022cm" svg:y="26.675cm">
          <draw:text-box>
            <text:p text:style-name="P1"><text:span text:style-name="T8">BF</text:span><text:span text:style-name="T9">#</text:span><text:span text:style-name="T10">DA</text:span></text:p>
            <text:p text:style-name="P1"><text:span text:style-name="T10">BDF</text:span><text:span text:style-name="T9">#</text:span><text:span text:style-name="T10">A</text:span></text:p>
            <text:p text:style-name="P1"><text:span text:style-name="T10">min</text:span></text:p>
          </draw:text-box>
        </draw:frame>
        <draw:frame draw:style-name="gr41" draw:text-style-name="P9" draw:layer="layout" svg:width="0.294cm" svg:height="0.48cm" svg:x="6.128cm" svg:y="25.231cm">
          <draw:text-box>
            <text:p text:style-name="P1"><text:span text:style-name="T1">ii</text:span><text:span text:style-name="T5">7</text:span></text:p>
          </draw:text-box>
        </draw:frame>
        <draw:frame draw:style-name="gr42" draw:text-style-name="P10" draw:layer="layout" svg:width="0.569cm" svg:height="0.865cm" svg:x="5.91cm" svg:y="26.676cm">
          <draw:text-box>
            <text:p text:style-name="P1"><text:span text:style-name="T10">EEDG</text:span></text:p>
            <text:p text:style-name="P1"><text:span text:style-name="T10">EGBD</text:span></text:p>
            <text:p text:style-name="P1"><text:span text:style-name="T10">min</text:span></text:p>
          </draw:text-box>
        </draw:frame>
        <draw:frame draw:style-name="gr42" draw:text-style-name="P10" draw:layer="layout" svg:width="0.624cm" svg:height="0.865cm" svg:x="7.003cm" svg:y="26.677cm">
          <draw:text-box>
            <text:p text:style-name="P1"><text:span text:style-name="T10">AEC</text:span><text:span text:style-name="T9">#</text:span><text:span text:style-name="T10">G</text:span></text:p>
            <text:p text:style-name="P1"><text:span text:style-name="T10">AC</text:span><text:span text:style-name="T9">#</text:span><text:span text:style-name="T10">EG</text:span></text:p>
            <text:p text:style-name="P1"><text:span text:style-name="T10">dom</text:span></text:p>
          </draw:text-box>
        </draw:frame>
        <draw:frame draw:style-name="gr41" draw:text-style-name="P9" draw:layer="layout" svg:width="0.328cm" svg:height="0.48cm" svg:x="7.169cm" svg:y="25.231cm">
          <draw:text-box>
            <text:p text:style-name="P1"><text:span text:style-name="T1">V</text:span><text:span text:style-name="T5">7</text:span></text:p>
          </draw:text-box>
        </draw:frame>
        <draw:frame draw:style-name="gr40" draw:text-style-name="P10" draw:layer="layout" svg:width="0.624cm" svg:height="2.017cm" svg:x="2.905cm" svg:y="25.048cm">
          <draw:text-box>
            <text:p text:style-name="P1"><text:span text:style-name="T10">1 D</text:span></text:p>
            <text:p text:style-name="P1"><text:span text:style-name="T10">2 E</text:span></text:p>
            <text:p text:style-name="P1"><text:span text:style-name="T10">3 F#</text:span></text:p>
            <text:p text:style-name="P1"><text:span text:style-name="T10">4 G</text:span></text:p>
            <text:p text:style-name="P1"><text:span text:style-name="T10">5 A</text:span></text:p>
            <text:p text:style-name="P1"><text:span text:style-name="T10">6 B</text:span></text:p>
            <text:p text:style-name="P1"><text:span text:style-name="T10">7 C#</text:span></text:p>
          </draw:text-box>
        </draw:frame>
        <draw:frame draw:style-name="gr42" draw:text-style-name="P10" draw:layer="layout" svg:width="0.721cm" svg:height="0.865cm" svg:x="7.92cm" svg:y="26.678cm">
          <draw:text-box>
            <text:p text:style-name="P1"><text:span text:style-name="T10">DDC</text:span><text:span text:style-name="T9">#</text:span><text:span text:style-name="T10">F</text:span><text:span text:style-name="T9">#</text:span></text:p>
            <text:p text:style-name="P1"><text:span text:style-name="T10">DF</text:span><text:span text:style-name="T9">#</text:span><text:span text:style-name="T10">AC</text:span><text:span text:style-name="T9">#</text:span></text:p>
            <text:p text:style-name="P1"><text:span text:style-name="T10">maj</text:span></text:p>
          </draw:text-box>
        </draw:frame>
        <draw:frame draw:style-name="gr41" draw:text-style-name="P9" draw:layer="layout" svg:width="0.422cm" svg:height="0.48cm" svg:x="8.018cm" svg:y="25.231cm">
          <draw:text-box>
            <text:p text:style-name="P1"><text:span text:style-name="T7">I</text:span><text:span text:style-name="T5">M7</text:span></text:p>
          </draw:text-box>
        </draw:frame>
        <draw:frame draw:style-name="gr42" draw:text-style-name="P10" draw:layer="layout" svg:width="0.641cm" svg:height="0.865cm" svg:x="8.719cm" svg:y="26.679cm">
          <draw:text-box>
            <text:p text:style-name="P1"><text:span text:style-name="T10">GDBF</text:span><text:span text:style-name="T9">#</text:span></text:p>
            <text:p text:style-name="P1"><text:span text:style-name="T10">GBDF</text:span><text:span text:style-name="T9">#</text:span></text:p>
            <text:p text:style-name="P1"><text:span text:style-name="T10">maj</text:span></text:p>
          </draw:text-box>
        </draw:frame>
        <draw:frame draw:style-name="gr41" draw:text-style-name="P12" draw:layer="layout" svg:width="0.633cm" svg:height="0.48cm" svg:x="8.766cm" svg:y="25.231cm">
          <draw:text-box>
            <text:p text:style-name="P11"><text:span text:style-name="T7">IV</text:span><text:span text:style-name="T5">M7</text:span></text:p>
          </draw:text-box>
        </draw:frame>
        <draw:frame draw:style-name="gr42" draw:text-style-name="P10" draw:layer="layout" svg:width="0.569cm" svg:height="0.865cm" svg:x="9.509cm" svg:y="26.68cm">
          <draw:text-box>
            <text:p text:style-name="P1"><text:span text:style-name="T10">GG</text:span><text:span text:style-name="T10">BE</text:span></text:p>
            <text:p text:style-name="P1"><text:span text:style-name="T10">EGB</text:span></text:p>
            <text:p text:style-name="P1"><text:span text:style-name="T10">min</text:span></text:p>
          </draw:text-box>
        </draw:frame>
        <draw:frame draw:style-name="gr41" draw:text-style-name="P9" draw:layer="layout" svg:width="0.408cm" svg:height="0.48cm" svg:x="9.681cm" svg:y="25.231cm">
          <draw:text-box>
            <text:p text:style-name="P1"><text:span text:style-name="T1">ii</text:span><text:span text:style-name="T5">6</text:span><text:span text:style-name="T6">4</text:span></text:p>
          </draw:text-box>
        </draw:frame>
        <draw:frame draw:style-name="gr42" draw:text-style-name="P10" draw:layer="layout" svg:width="0.624cm" svg:height="0.865cm" svg:x="10.676cm" svg:y="26.681cm">
          <draw:text-box>
            <text:p text:style-name="P1"><text:span text:style-name="T10">GEC</text:span><text:span text:style-name="T9">#</text:span><text:span text:style-name="T10">A</text:span></text:p>
            <text:p text:style-name="P1"><text:span text:style-name="T10">AC</text:span><text:span text:style-name="T9">#</text:span><text:span text:style-name="T10">EG</text:span></text:p>
            <text:p text:style-name="P1"><text:span text:style-name="T10">dom</text:span></text:p>
          </draw:text-box>
        </draw:frame>
        <draw:frame draw:style-name="gr41" draw:text-style-name="P9" draw:layer="layout" svg:width="0.442cm" svg:height="0.48cm" svg:x="10.754cm" svg:y="25.231cm">
          <draw:text-box>
            <text:p text:style-name="P1"><text:span text:style-name="T1">V</text:span><text:span text:style-name="T5">4</text:span><text:span text:style-name="T6">2</text:span></text:p>
          </draw:text-box>
        </draw:frame>
        <draw:frame draw:style-name="gr42" draw:text-style-name="P10" draw:layer="layout" svg:width="0.641cm" svg:height="0.865cm" svg:x="11.41cm" svg:y="26.682cm">
          <draw:text-box>
            <text:p text:style-name="P1"><text:span text:style-name="T10">F</text:span><text:span text:style-name="T9">#</text:span><text:span text:style-name="T10">DAD</text:span></text:p>
            <text:p text:style-name="P1"><text:span text:style-name="T10">DF</text:span><text:span text:style-name="T9">#</text:span><text:span text:style-name="T10">A</text:span></text:p>
            <text:p text:style-name="P1"><text:span text:style-name="T10">maj</text:span></text:p>
          </draw:text-box>
        </draw:frame>
        <draw:frame draw:style-name="gr41" draw:text-style-name="P9" draw:layer="layout" svg:width="0.294cm" svg:height="0.48cm" svg:x="11.487cm" svg:y="25.231cm">
          <draw:text-box>
            <text:p text:style-name="P1"><text:span text:style-name="T1">I</text:span><text:span text:style-name="T5">6</text:span></text:p>
          </draw:text-box>
        </draw:frame>
        <draw:frame draw:style-name="gr42" draw:text-style-name="P10" draw:layer="layout" svg:width="0.607cm" svg:height="0.865cm" svg:x="12.15cm" svg:y="26.683cm">
          <draw:text-box>
            <text:p text:style-name="P1"><text:span text:style-name="T10">GDBD</text:span></text:p>
            <text:p text:style-name="P1"><text:span text:style-name="T10">GBD</text:span></text:p>
            <text:p text:style-name="P1"><text:span text:style-name="T10">maj</text:span></text:p>
          </draw:text-box>
        </draw:frame>
        <draw:frame draw:style-name="gr41" draw:text-style-name="P9" draw:layer="layout" svg:width="0.332cm" svg:height="0.48cm" svg:x="12.193cm" svg:y="25.231cm">
          <draw:text-box>
            <text:p text:style-name="P1"><text:span text:style-name="T1">IV</text:span></text:p>
          </draw:text-box>
        </draw:frame>
        <draw:frame draw:style-name="gr42" draw:text-style-name="P10" draw:layer="layout" svg:width="0.569cm" svg:height="0.865cm" svg:x="12.863cm" svg:y="26.684cm">
          <draw:text-box>
            <text:p text:style-name="P1"><text:span text:style-name="T10">AAED</text:span></text:p>
            <text:p text:style-name="P1"><text:span text:style-name="T10">AC</text:span><text:span text:style-name="T9">#</text:span><text:span text:style-name="T10">E</text:span></text:p>
            <text:p text:style-name="P1"><text:span text:style-name="T10">maj</text:span></text:p>
          </draw:text-box>
        </draw:frame>
        <draw:frame draw:style-name="gr41" draw:text-style-name="P9" draw:layer="layout" svg:width="0.294cm" svg:height="0.48cm" svg:x="12.831cm" svg:y="25.231cm">
          <draw:text-box>
            <text:p text:style-name="P1"><text:span text:style-name="T1">V</text:span></text:p>
          </draw:text-box>
        </draw:frame>
        <draw:frame draw:style-name="gr42" draw:text-style-name="P10" draw:layer="layout" svg:width="0.607cm" svg:height="0.865cm" svg:x="13.496cm" svg:y="26.685cm">
          <draw:text-box>
            <text:p text:style-name="P1"><text:span text:style-name="T10">AAEC</text:span><text:span text:style-name="T9">#</text:span></text:p>
            <text:p text:style-name="P1"><text:span text:style-name="T10">AC</text:span><text:span text:style-name="T9">#</text:span><text:span text:style-name="T10">E</text:span></text:p>
            <text:p text:style-name="P1"><text:span text:style-name="T10">maj</text:span></text:p>
          </draw:text-box>
        </draw:frame>
        <draw:frame draw:style-name="gr42" draw:text-style-name="P10" draw:layer="layout" svg:width="0.624cm" svg:height="0.865cm" svg:x="14.228cm" svg:y="26.686cm">
          <draw:text-box>
            <text:p text:style-name="P1"><text:span text:style-name="T10">AAAC</text:span><text:span text:style-name="T9">#</text:span></text:p>
            <text:p text:style-name="P1"><text:span text:style-name="T10">AC</text:span><text:span text:style-name="T9">#</text:span><text:span text:style-name="T10">E</text:span></text:p>
            <text:p text:style-name="P1"><text:span text:style-name="T10">maj</text:span></text:p>
          </draw:text-box>
        </draw:frame>
        <draw:frame draw:style-name="gr42" draw:text-style-name="P10" draw:layer="layout" svg:width="0.641cm" svg:height="0.865cm" svg:x="14.976cm" svg:y="26.687cm">
          <draw:text-box>
            <text:p text:style-name="P1"><text:span text:style-name="T10">DAF</text:span><text:span text:style-name="T9">#</text:span><text:span text:style-name="T10">D</text:span></text:p>
            <text:p text:style-name="P1"><text:span text:style-name="T10">DF</text:span><text:span text:style-name="T9">#</text:span><text:span text:style-name="T10">A</text:span></text:p>
            <text:p text:style-name="P1"><text:span text:style-name="T10">maj</text:span></text:p>
          </draw:text-box>
        </draw:frame>
        <draw:frame draw:style-name="gr41" draw:text-style-name="P9" draw:layer="layout" svg:width="0.294cm" svg:height="0.48cm" svg:x="15.183cm" svg:y="25.231cm">
          <draw:text-box>
            <text:p text:style-name="P1"><text:span text:style-name="T1">I</text:span></text:p>
          </draw:text-box>
        </draw:frame>
        <draw:frame draw:style-name="gr43" draw:text-style-name="P10" draw:layer="layout" svg:width="0.734cm" svg:height="0.289cm" svg:x="5.033cm" svg:y="18.013cm">
          <draw:text-box>
            <text:p text:style-name="P1"><text:span text:style-name="T10">7 down</text:span></text:p>
          </draw:text-box>
        </draw:frame>
        <draw:frame draw:style-name="gr43" draw:text-style-name="P10" draw:layer="layout" svg:width="2.026cm" svg:height="0.289cm" svg:x="10.777cm" svg:y="19.683cm">
          <draw:text-box>
            <text:p text:style-name="P1"><text:span text:style-name="T10">LT down (frustrated)</text:span></text:p>
          </draw:text-box>
        </draw:frame>
        <draw:frame draw:style-name="gr43" draw:text-style-name="P10" draw:layer="layout" svg:width="0.734cm" svg:height="0.289cm" svg:x="6.087cm" svg:y="19.894cm">
          <draw:text-box>
            <text:p text:style-name="P1"><text:span text:style-name="T10">7 down</text:span></text:p>
          </draw:text-box>
        </draw:frame>
        <draw:frame draw:style-name="gr43" draw:text-style-name="P10" draw:layer="layout" svg:width="0.734cm" svg:height="0.289cm" svg:x="7.459cm" svg:y="17.889cm">
          <draw:text-box>
            <text:p text:style-name="P1"><text:span text:style-name="T10">7 down</text:span></text:p>
          </draw:text-box>
        </draw:frame>
        <draw:frame draw:style-name="gr43" draw:text-style-name="P10" draw:layer="layout" svg:width="1.09cm" svg:height="0.289cm" svg:x="7.902cm" svg:y="19.865cm">
          <draw:text-box>
            <text:p text:style-name="P1"><text:span text:style-name="T10">7(LT) down</text:span></text:p>
          </draw:text-box>
        </draw:frame>
        <draw:frame draw:style-name="gr43" draw:text-style-name="P10" draw:layer="layout" svg:width="0.734cm" svg:height="0.289cm" svg:x="8.626cm" svg:y="18.013cm">
          <draw:text-box>
            <text:p text:style-name="P1"><text:span text:style-name="T10">7 down</text:span></text:p>
          </draw:text-box>
        </draw:frame>
        <draw:frame draw:style-name="gr43" draw:text-style-name="P10" draw:layer="layout" svg:width="0.734cm" svg:height="0.289cm" svg:x="10.941cm" svg:y="23.588cm">
          <draw:text-box>
            <text:p text:style-name="P1"><text:span text:style-name="T10">7 dow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3-07T22:54:18.041634583</dc:date>
    <meta:editing-duration>PT49M18S</meta:editing-duration>
    <meta:editing-cycles>10</meta:editing-cycles>
    <meta:document-statistic meta:object-count="54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e00c7006d000c003300940048002e00ae00ad00fa00cb00a4007600560088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LoGkpit3kly4WRjDSsU7+fiOOxPMqkTJqkB9uO7ugpKppq5zBJ9JcvS9KPeeX+8v
d3jRuVk+UJx54exdn45Cjw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Pirea26PdHyKevR/pifT/NDQsXrerlDld9cCcYr69zXB6vRvI1xpDCQqvM91+SA2
9v1I/BKjELUDP5rrmJCRiw==</DigestValue>
      </Reference>
      <Reference URI="Thumbnails/thumbnail.png">
        <DigestMethod Algorithm="http://www.w3.org/2001/04/xmlenc#sha512"/>
        <DigestValue>NG9yUgB5S00AS66x3QGAwDLUZWJo3iqhOlGUKhYJB8TkdarAdDeLtwHlOSOzQ9g8
54Sxt03VyFO5FCNo1rVy9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ZaZAe3RN5GS0s0bu5BPXKArO7paugN3i2i/Ppel5dHJprAxVL9gfRgmh4elHucCA
jovASIfLGJRnEsLdxzCYS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XOFXDknBcjufIyxI83mbzCff4vYWFpXvSNfZu8mJjbzt7lPTCpxG/IeGYN+s0w6F
iIcHw5iHN8halmoHse3jwg==</DigestValue>
      </Reference>
      <Reference URI="#ID_00e4001d003d00cb000400be004500a200af00c1008b0016009d009c002800b9">
        <DigestMethod Algorithm="http://www.w3.org/2001/04/xmlenc#sha512"/>
        <DigestValue>h4l0Lgy2M6cAsRGvc5ZPV5BhCjfgVAEl0aaX1ezA2NH3lcif7+OebJmRiUcj+24t
agGIGl0oHQ4EW7TrpUTq0A==</DigestValue>
      </Reference>
      <Reference URI="#idSignedProperties_ID_00ce00c7006d000c003300940048002e00ae00ad00fa00cb00a4007600560088" Type="http://uri.etsi.org/01903#SignedProperties">
        <DigestMethod Algorithm="http://www.w3.org/2001/04/xmlenc#sha512"/>
        <DigestValue>r//YxfnOwnBV8HgLjEsyfIPkInr1EMVX0gSBdV+gSB2je5sQq0X5fNIZrQ1qN3/5
fotuzfizzYmz7yVc6AL+MA==</DigestValue>
      </Reference>
    </SignedInfo>
    <SignatureValue>iQGzBAABCAAdFiEEeroOr0dzJZW8bXBaK+Pgotj5j6UFAmImHK8ACgkQK+Pgotj5j6XV2AwAo8vtH+C
FACIMYu0mUUdMDP9/I28bonGJD3dMPqsvrRjLA4NxDa5mOKDVd+D2/0pusURnLf0NEQKdgHXGaYE8XP
rEvjrOd2Zohyf2EY+IPHDKQVHkP5OCSnVSmb9g1gfsz3bsyE3cfB7sg3k37MXDQvFT0SKdCxEeXj1k5
CzH/HMrVnIj0pfXJZC6w0Ov0kpCEnCykBlL9vXjwyGS2a21ZXPVJ1WMOnEQ2Qzu1Y1OW9T2FWB73i3e
XzL8y68JHtKADsL6RZPGtiuRN7hfk9allwG2F7AiWmyX08FwtHQD7ZjVIVOjZ76d+i7koOlUqsGXs0O
a8ZCKP3elK6mHje/YEFbUoBrDcXyAIZ9zA+xhy8vLgRMy99b8NhmtVy/MxAXJ0FsXuVxNn1xirbkkfB
M9rI458XnXb7E6J8D8Az46DhxZrcZsvgB5VBcaeDY1MZRlaxi7Hdn5EYU2q3x78xsdE5WP8hnQ3+PS1
UhJH69gFaC56je37gyOfDcSMe/G63+F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e4001d003d00cb000400be004500a200af00c1008b0016009d009c002800b9" Target="#ID_00ce00c7006d000c003300940048002e00ae00ad00fa00cb00a4007600560088">
          <dc:date xmlns:dc="http://purl.org/dc/elements/1.1/">2022-03-07T22:54:39.314176417</dc:date>
        </SignatureProperty>
      </SignatureProperties>
    </Object>
    <Object xmlns:xd="http://uri.etsi.org/01903/v1.3.2#">
      <xd:QualifyingProperties Target="#ID_00ce00c7006d000c003300940048002e00ae00ad00fa00cb00a4007600560088">
        <xd:SignedProperties Id="idSignedProperties_ID_00ce00c7006d000c003300940048002e00ae00ad00fa00cb00a4007600560088">
          <xd:SignedSignatureProperties>
            <xd:SigningTime>2022-03-07T22:54:39.314176417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ce00c7006d000c003300940048002e00ae00ad00fa00cb00a4007600560088">
          <xd:UnsignedSignatureProperties>
            <xd:CertificateValues/>
          </xd:UnsignedSignatureProperties>
        </xd:UnsignedProperties>
      </xd:QualifyingProperties>
    </Object>
  </Signature>
</document-signatures>
</file>